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D Digi Kyokasho NK-R" svg:font-family="'UD Digi Kyokasho NK-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79.46mm"/>
    </style:style>
    <style:style style:name="co2" style:family="table-column">
      <style:table-column-properties fo:break-before="auto" style:column-width="190.08mm"/>
    </style:style>
    <style:style style:name="ro1" style:family="table-row">
      <style:table-row-properties style:row-height="12.86mm" fo:break-before="auto" style:use-optimal-row-height="true"/>
    </style:style>
    <style:style style:name="ro2" style:family="table-row">
      <style:table-row-properties style:row-height="18.5mm" fo:break-before="auto" style:use-optimal-row-height="true"/>
    </style:style>
    <style:style style:name="ro3" style:family="table-row">
      <style:table-row-properties style:row-height="25.38mm" fo:break-before="auto" style:use-optimal-row-height="true"/>
    </style:style>
    <style:style style:name="ro4" style:family="table-row">
      <style:table-row-properties style:row-height="32.26mm" fo:break-before="auto" style:use-optimal-row-height="true"/>
    </style:style>
    <style:style style:name="ro5" style:family="table-row">
      <style:table-row-properties style:row-height="46.02mm" fo:break-before="auto" style:use-optimal-row-height="true"/>
    </style:style>
    <style:style style:name="ro6" style:family="table-row">
      <style:table-row-properties style:row-height="59.78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101.05mm" fo:break-before="auto" style:use-optimal-row-height="true"/>
    </style:style>
    <style:style style:name="ro9" style:family="table-row">
      <style:table-row-properties style:row-height="66.66mm" fo:break-before="auto" style:use-optimal-row-height="true"/>
    </style:style>
    <style:style style:name="ro10" style:family="table-row">
      <style:table-row-properties style:row-height="73.54mm" fo:break-before="auto" style:use-optimal-row-height="true"/>
    </style:style>
    <style:style style:name="ro11" style:family="table-row">
      <style:table-row-properties style:row-height="94.17mm" fo:break-before="auto" style:use-optimal-row-height="true"/>
    </style:style>
    <style:style style:name="ro12" style:family="table-row">
      <style:table-row-properties style:row-height="39.14mm" fo:break-before="auto" style:use-optimal-row-height="true"/>
    </style:style>
    <style:style style:name="ro13" style:family="table-row">
      <style:table-row-properties style:row-height="87.29mm" fo:break-before="auto" style:use-optimal-row-height="true"/>
    </style:style>
    <style:style style:name="ro14" style:family="table-row">
      <style:table-row-properties style:row-height="80.42mm" fo:break-before="auto" style:use-optimal-row-height="true"/>
    </style:style>
    <style:style style:name="ro15" style:family="table-row">
      <style:table-row-properties style:row-height="183.6mm" fo:break-before="auto" style:use-optimal-row-height="true"/>
    </style:style>
    <style:style style:name="ro16" style:family="table-row">
      <style:table-row-properties style:row-height="114.81mm" fo:break-before="auto" style:use-optimal-row-height="true"/>
    </style:style>
    <style:style style:name="ro17" style:family="table-row">
      <style:table-row-properties style:row-height="107.93mm" fo:break-before="auto" style:use-optimal-row-height="true"/>
    </style:style>
    <style:style style:name="ro18" style:family="table-row">
      <style:table-row-properties style:row-height="73.18mm" fo:break-before="auto" style:use-optimal-row-height="true"/>
    </style:style>
    <style:style style:name="ro19" style:family="table-row">
      <style:table-row-properties style:row-height="169.84mm" fo:break-before="auto" style:use-optimal-row-height="true"/>
    </style:style>
    <style:style style:name="ro20" style:family="table-row">
      <style:table-row-properties style:row-height="162.97mm" fo:break-before="auto" style:use-optimal-row-height="true"/>
    </style:style>
    <style:style style:name="ro21" style:family="table-row">
      <style:table-row-properties style:row-height="25.26mm" fo:break-before="auto" style:use-optimal-row-height="true"/>
    </style:style>
    <style:style style:name="ro22" style:family="table-row">
      <style:table-row-properties style:row-height="204.24mm" fo:break-before="auto" style:use-optimal-row-height="true"/>
    </style:style>
    <style:style style:name="ro23" style:family="table-row">
      <style:table-row-properties style:row-height="149.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padding="2.47mm" style:vertical-align="middle"/>
      <style:text-properties style:font-name="UD Digi Kyokasho NK-R" fo:font-size="20pt" style:font-name-asian="UD Digi Kyokasho NK-R" style:font-size-asian="20pt" style:font-size-complex="20pt"/>
    </style:style>
    <style:style style:name="ce2" style:family="table-cell" style:parent-style-name="Default">
      <style:table-cell-properties fo:wrap-option="wrap" fo:padding="2.47mm" style:vertical-align="middle"/>
      <style:text-properties style:font-name="UD Digi Kyokasho NK-R" fo:font-size="20pt" style:font-name-asian="UD Digi Kyokasho NK-R" style:font-size-asian="20pt" style:font-name-complex="Arial1" style:font-size-complex="20pt"/>
    </style:style>
    <style:style style:name="ce5" style:family="table-cell" style:parent-style-name="Default">
      <style:table-cell-properties fo:wrap-option="wrap" fo:padding="2.47mm" style:vertical-align="middle"/>
      <style:text-properties style:font-name="UD Digi Kyokasho NK-R" fo:font-size="20pt" style:font-name-asian="UD Digi Kyokasho NK-R" style:font-size-asian="20pt" style:font-size-complex="20pt"/>
    </style:style>
    <style:style style:name="ce6" style:family="table-cell" style:parent-style-name="Default">
      <style:table-cell-properties fo:wrap-option="wrap" fo:padding="2.47mm" style:vertical-align="middle"/>
      <style:text-properties style:font-name="UD Digi Kyokasho NK-R" fo:font-size="20pt" style:font-name-asian="UD Digi Kyokasho NK-R" style:font-size-asian="20pt" style:font-name-complex="Arial1" style:font-size-complex="20pt"/>
    </style:style>
    <style:style style:name="T1" style:family="text">
      <style:text-properties style:font-name="UD Digi Kyokasho NK-R" style:font-name-asian="UD Digi Kyokasho NK-R" style:font-name-complex="Arial"/>
    </style:style>
    <style:style style:name="T2" style:family="text">
      <style:text-properties style:font-name-asian="UD Digi Kyokasho NK-R" style:font-name-complex="Arial"/>
    </style:style>
    <style:style style:name="T3" style:family="text">
      <style:text-properties style:font-name="UD Digi Kyokasho NK-R" style:font-name-asian="UD Digi Kyokasho NK-R" style:font-name-complex="Arial"/>
    </style:style>
    <style:style style:name="T4" style:family="text">
      <style:text-properties style:font-name-asian="UD Digi Kyokasho NK-R" style:font-name-complex="Ari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5"/>
        <table:table-column table:style-name="co2" table:number-columns-repeated="1022" table:default-cell-style-name="ce5"/>
        <table:table-row table:style-name="ro1">
          <table:table-cell office:value-type="string" calcext:value-type="string">
            <text:p>２０１７－１２－０２</text:p>
          </table:table-cell>
          <table:table-cell table:number-columns-repeated="1023"/>
        </table:table-row>
        <table:table-row table:style-name="ro1">
          <table:table-cell office:value-type="string" calcext:value-type="string">
            <text:p>つづきから</text:p>
          </table:table-cell>
          <table:table-cell table:number-columns-repeated="1023"/>
        </table:table-row>
        <table:table-row table:style-name="ro2">
          <table:table-cell office:value-type="string" calcext:value-type="string">
            <text:p>項目を選択してください</text:p>
          </table:table-cell>
          <table:table-cell office:value-type="string" calcext:value-type="string">
            <text:p>項目　こうもく</text:p>
            <text:p>選択　せんたく</text:p>
          </table:table-cell>
          <table:table-cell office:value-type="string" calcext:value-type="string">
            <text:p>項目　こうもく</text:p>
          </table:table-cell>
          <table:table-cell table:number-columns-repeated="1021"/>
        </table:table-row>
        <table:table-row table:style-name="ro1">
          <table:table-cell office:value-type="string" calcext:value-type="string">
            <text:p>メモリーカードをチェックしています</text:p>
          </table:table-cell>
          <table:table-cell table:number-columns-repeated="1023"/>
        </table:table-row>
        <table:table-row table:style-name="ro3">
          <table:table-cell office:value-type="string" calcext:value-type="string">
            <text:p>スロット１，２ともにメモリーカード、コントローラの抜き差しおよび、ディスクカバーをあけないでください</text:p>
          </table:table-cell>
          <table:table-cell office:value-type="string" calcext:value-type="string">
            <text:p>ともに　一起</text:p>
            <text:p>抜き差し　ぬきさし 抽出擦入，动弹，转动身体</text:p>
            <text:p>および　以及</text:p>
          </table:table-cell>
          <table:table-cell table:number-columns-repeated="1022"/>
        </table:table-row>
        <table:table-row table:style-name="ro2">
          <table:table-cell office:value-type="string" calcext:value-type="string">
            <text:p>ひたいが痛む</text:p>
          </table:table-cell>
          <table:table-cell office:value-type="string" calcext:value-type="string">
            <text:p>ひたい　額</text:p>
            <text:p>痛む　いたむ</text:p>
          </table:table-cell>
          <table:table-cell table:number-columns-repeated="1022"/>
        </table:table-row>
        <table:table-row table:style-name="ro1">
          <table:table-cell office:value-type="string" calcext:value-type="string">
            <text:p>あんまりムチャするんじゃないよ</text:p>
          </table:table-cell>
          <table:table-cell office:value-type="string" calcext:value-type="string">
            <text:p>ムチャ　無茶　岂有此理　胡来　离谱</text:p>
          </table:table-cell>
          <table:table-cell table:number-columns-repeated="1022"/>
        </table:table-row>
        <table:table-row table:style-name="ro2">
          <table:table-cell office:value-type="string" calcext:value-type="string">
            <text:p>ん、目つきもしっかりしてきたね</text:p>
          </table:table-cell>
          <table:table-cell office:value-type="string" calcext:value-type="string">
            <text:p>目つき　めつき 眼神</text:p>
            <text:p/>
          </table:table-cell>
          <table:table-cell table:number-columns-repeated="1022"/>
        </table:table-row>
        <table:table-row table:style-name="ro2">
          <table:table-cell office:value-type="string" calcext:value-type="string">
            <text:p>もう、大丈夫そうだ。</text:p>
            <text:p>自分の名前、言ってみな</text:p>
          </table:table-cell>
          <table:table-cell table:number-columns-repeated="1023"/>
        </table:table-row>
        <table:table-row table:style-name="ro1">
          <table:table-cell office:value-type="string" calcext:value-type="string">
            <text:p>名前入力</text:p>
          </table:table-cell>
          <table:table-cell office:value-type="string" calcext:value-type="string">
            <text:p>入力　にゅうりょく　输入</text:p>
          </table:table-cell>
          <table:table-cell table:number-columns-repeated="1022"/>
        </table:table-row>
        <table:table-row table:style-name="ro1">
          <table:table-cell office:value-type="string" calcext:value-type="string">
            <text:p>名前を決めてください</text:p>
          </table:table-cell>
          <table:table-cell table:number-columns-repeated="1023"/>
        </table:table-row>
        <table:table-row table:style-name="ro1">
          <table:table-cell office:value-type="string" calcext:value-type="string">
            <text:p>えいすう</text:p>
          </table:table-cell>
          <table:table-cell office:value-type="string" calcext:value-type="string">
            <text:p>英数</text:p>
          </table:table-cell>
          <table:table-cell table:number-columns-repeated="1022"/>
        </table:table-row>
        <table:table-row table:style-name="ro1">
          <table:table-cell office:value-type="string" calcext:value-type="string">
            <text:p>もどる</text:p>
          </table:table-cell>
          <table:table-cell office:value-type="string" calcext:value-type="string">
            <text:p>戻る</text:p>
          </table:table-cell>
          <table:table-cell table:number-columns-repeated="1022"/>
        </table:table-row>
        <table:table-row table:style-name="ro1">
          <table:table-cell office:value-type="string" calcext:value-type="string">
            <text:p>決定</text:p>
          </table:table-cell>
          <table:table-cell office:value-type="string" calcext:value-type="string">
            <text:p>けってい</text:p>
          </table:table-cell>
          <table:table-cell table:number-columns-repeated="1022"/>
        </table:table-row>
        <table:table-row table:style-name="ro4">
          <table:table-cell office:value-type="string" calcext:value-type="string">
            <text:p>訓練の時は少し手加減したら？</text:p>
            <text:p>そのうちトンデモないことになるよ</text:p>
          </table:table-cell>
          <table:table-cell office:value-type="string" calcext:value-type="string">
            <text:p>訓練　くんれん</text:p>
            <text:p>手加減　てかげん　斟酌，体谅，照顾，留情　程度，分寸，火候</text:p>
            <text:p>トンデモない　とんでもない　意外的　(表谦虚)</text:p>
          </table:table-cell>
          <table:table-cell table:number-columns-repeated="1022"/>
        </table:table-row>
        <table:table-row table:style-name="ro1">
          <table:table-cell office:value-type="string" calcext:value-type="string">
            <text:p>サイファに言ってください</text:p>
          </table:table-cell>
          <table:table-cell table:number-columns-repeated="1023"/>
        </table:table-row>
        <table:table-row table:style-name="ro2">
          <table:table-cell office:value-type="string" calcext:value-type="string">
            <text:p>あの子はねえ……</text:p>
            <text:p>なにを言ってもムダってやつだね</text:p>
          </table:table-cell>
          <table:table-cell office:value-type="string" calcext:value-type="string">
            <text:p>ムダ　無駄　徒劳，无用</text:p>
            <text:p>やつ　奴　家伙</text:p>
          </table:table-cell>
          <table:table-cell table:number-columns-repeated="1022"/>
        </table:table-row>
        <table:table-row table:style-name="ro1">
          <table:table-cell office:value-type="string" calcext:value-type="string">
            <text:p>相手しなけりゃいいんじゃないの</text:p>
          </table:table-cell>
          <table:table-cell office:value-type="string" calcext:value-type="string">
            <text:p>けりゃ　ければ的音变，用于口语</text:p>
          </table:table-cell>
          <table:table-cell table:number-columns-repeated="1022"/>
        </table:table-row>
        <table:table-row table:style-name="ro1">
          <table:table-cell office:value-type="string" calcext:value-type="string">
            <text:p>逃げるわけにはいかないから</text:p>
          </table:table-cell>
          <table:table-cell office:value-type="string" calcext:value-type="string">
            <text:p>わけにはいかない　不可以这么做</text:p>
          </table:table-cell>
          <table:table-cell table:number-columns-repeated="1022"/>
        </table:table-row>
        <table:table-row table:style-name="ro2">
          <table:table-cell office:value-type="string" calcext:value-type="string">
            <text:p>カッコつけたい年頃なんだねえ。</text:p>
            <text:p>なあ、ほどほどにしておきな</text:p>
          </table:table-cell>
          <table:table-cell office:value-type="string" calcext:value-type="string">
            <text:p>かっこつける　耍帅</text:p>
            <text:p>年頃　としごろ　成人的年龄　适龄</text:p>
          </table:table-cell>
          <table:table-cell table:number-columns-repeated="1022"/>
        </table:table-row>
        <table:table-row table:style-name="ro2">
          <table:table-cell office:value-type="string" calcext:value-type="string">
            <text:p>さてさて、あんたの指導教官は…</text:p>
          </table:table-cell>
          <table:table-cell office:value-type="string" calcext:value-type="string">
            <text:p>指導　しどう</text:p>
            <text:p>教官　きょうかん</text:p>
          </table:table-cell>
          <table:table-cell table:number-columns-repeated="1022"/>
        </table:table-row>
        <table:table-row table:style-name="ro1">
          <table:table-cell office:value-type="string" calcext:value-type="string">
            <text:p>連絡するから、ちょっと待ってなさい</text:p>
          </table:table-cell>
          <table:table-cell table:number-columns-repeated="1023"/>
        </table:table-row>
        <table:table-row table:style-name="ro1">
          <table:table-cell office:value-type="string" calcext:value-type="string">
            <text:p>あんたの生徒、引き取りにきてよ</text:p>
          </table:table-cell>
          <table:table-cell table:number-columns-repeated="1023"/>
        </table:table-row>
        <table:table-row table:style-name="ro2">
          <table:table-cell office:value-type="string" calcext:value-type="string">
            <text:p>うん、ケガは大丈夫だね。</text:p>
            <text:p>まあ、跡が残るだろうけど</text:p>
          </table:table-cell>
          <table:table-cell office:value-type="string" calcext:value-type="string">
            <text:p>跡　あと</text:p>
            <text:p>残る　のこる　留　残存</text:p>
          </table:table-cell>
          <table:table-cell table:number-columns-repeated="1022"/>
        </table:table-row>
        <table:table-row table:style-name="ro1">
          <table:table-cell office:value-type="string" calcext:value-type="string">
            <text:p>また会えたね</text:p>
          </table:table-cell>
          <table:table-cell office:value-type="string" calcext:value-type="string">
            <text:p>会う　あう</text:p>
          </table:table-cell>
          <table:table-cell table:number-columns-repeated="1022"/>
        </table:table-row>
        <table:table-row table:style-name="ro1">
          <table:table-cell office:value-type="string" calcext:value-type="string">
            <text:p>もう！絶対、あなたかサイファーだと思ったわ！</text:p>
          </table:table-cell>
          <table:table-cell table:number-columns-repeated="1023"/>
        </table:table-row>
        <table:table-row table:style-name="ro2">
          <table:table-cell office:value-type="string" calcext:value-type="string">
            <text:p>さあ、行くわよ。</text:p>
            <text:p>実地試験、今日に決まったんだから</text:p>
          </table:table-cell>
          <table:table-cell office:value-type="string" calcext:value-type="string">
            <text:p>実地　じっち</text:p>
            <text:p>試験　しけん</text:p>
          </table:table-cell>
          <table:table-cell table:number-columns-repeated="1022"/>
        </table:table-row>
        <table:table-row table:style-name="ro2">
          <table:table-cell office:value-type="string" calcext:value-type="string">
            <text:p>ねえ、スコール。</text:p>
            <text:p>なにか悩んでることはないの？</text:p>
          </table:table-cell>
          <table:table-cell office:value-type="string" calcext:value-type="string">
            <text:p>悩んで　なやんで</text:p>
            <text:p>悩む</text:p>
          </table:table-cell>
          <table:table-cell table:number-columns-repeated="1022"/>
        </table:table-row>
        <table:table-row table:style-name="ro1">
          <table:table-cell office:value-type="string" calcext:value-type="string">
            <text:p>べつに</text:p>
          </table:table-cell>
          <table:table-cell office:value-type="string" calcext:value-type="string">
            <text:p>別に</text:p>
          </table:table-cell>
          <table:table-cell table:number-columns-repeated="1022"/>
        </table:table-row>
        <table:table-row table:style-name="ro1">
          <table:table-cell office:value-type="string" calcext:value-type="string">
            <text:p>何がそんなにおかしい</text:p>
          </table:table-cell>
          <table:table-cell table:number-columns-repeated="1023"/>
        </table:table-row>
        <table:table-row table:style-name="ro2">
          <table:table-cell office:value-type="string" calcext:value-type="string">
            <text:p>おかしい？</text:p>
            <text:p>ちがうちがう！うれしいの</text:p>
          </table:table-cell>
          <table:table-cell table:number-columns-repeated="1023"/>
        </table:table-row>
        <table:table-row table:style-name="ro2">
          <table:table-cell office:value-type="string" calcext:value-type="string">
            <text:p>生徒を少しだけ理解できた。</text:p>
            <text:p>だから、うれしいってだけ</text:p>
          </table:table-cell>
          <table:table-cell table:number-columns-repeated="1023"/>
        </table:table-row>
        <table:table-row table:style-name="ro2">
          <table:table-cell office:value-type="string" calcext:value-type="string">
            <text:p>俺はそんなに単純じゃない</text:p>
          </table:table-cell>
          <table:table-cell office:value-type="string" calcext:value-type="string">
            <text:p>俺　おれ</text:p>
            <text:p>単純　たんじゅん</text:p>
          </table:table-cell>
          <table:table-cell table:number-columns-repeated="1022"/>
        </table:table-row>
        <table:table-row table:style-name="ro1">
          <table:table-cell office:value-type="string" calcext:value-type="string">
            <text:p>じゃあ、話しなさいよ</text:p>
          </table:table-cell>
          <table:table-cell table:number-columns-repeated="1023"/>
        </table:table-row>
        <table:table-row table:style-name="ro1">
          <table:table-cell office:value-type="string" calcext:value-type="string">
            <text:p>あなたのこと、もっと聞かせてちょうだい</text:p>
          </table:table-cell>
          <table:table-cell table:number-columns-repeated="1023"/>
        </table:table-row>
        <table:table-row table:style-name="ro2">
          <table:table-cell office:value-type="string" calcext:value-type="string">
            <text:p>先生には関係</text:p>
            <text:p>関係ないだろ！</text:p>
          </table:table-cell>
          <table:table-cell table:number-columns-repeated="1023"/>
        </table:table-row>
        <table:table-row table:style-name="ro1">
          <table:table-cell office:value-type="string" calcext:value-type="string">
            <text:p>まず、今日の予定からね</text:p>
          </table:table-cell>
          <table:table-cell table:number-columns-repeated="1023"/>
        </table:table-row>
        <table:table-row table:style-name="ro1">
          <table:table-cell office:value-type="string" calcext:value-type="string">
            <text:p>昨日からウワサになってるにたいだけど…</text:p>
          </table:table-cell>
          <table:table-cell office:value-type="string" calcext:value-type="string">
            <text:p>うわさ</text:p>
          </table:table-cell>
          <table:table-cell table:number-columns-repeated="1022"/>
        </table:table-row>
        <table:table-row table:style-name="ro2">
          <table:table-cell office:value-type="string" calcext:value-type="string">
            <text:p>SeeD選考の実地試験が夕方からスタートします</text:p>
          </table:table-cell>
          <table:table-cell office:value-type="string" calcext:value-type="string">
            <text:p>選考　せんこう</text:p>
            <text:p>夕方　ゆうがた</text:p>
          </table:table-cell>
          <table:table-cell table:number-columns-repeated="1022"/>
        </table:table-row>
        <table:table-row table:style-name="ro2">
          <table:table-cell office:value-type="string" calcext:value-type="string">
            <text:p>試験に参加しない人、先週の筆記試験で失敗しちゃったひとはここで自習</text:p>
          </table:table-cell>
          <table:table-cell office:value-type="string" calcext:value-type="string">
            <text:p>筆記　ひっき</text:p>
            <text:p>自習　じしゅう</text:p>
          </table:table-cell>
          <table:table-cell table:number-columns-repeated="1022"/>
        </table:table-row>
        <table:table-row table:style-name="ro1">
          <table:table-cell office:value-type="string" calcext:value-type="string">
            <text:p>試験に参加する人は夕方まで自由時間</text:p>
          </table:table-cell>
          <table:table-cell table:number-columns-repeated="1023"/>
        </table:table-row>
        <table:table-row table:style-name="ro1">
          <table:table-cell office:value-type="string" calcext:value-type="string">
            <text:p>いつもの訓練以上に念入りに準備しておくこと</text:p>
          </table:table-cell>
          <table:table-cell office:value-type="string" calcext:value-type="string">
            <text:p>念入り　ねんいり　周到，周密，细致</text:p>
          </table:table-cell>
          <table:table-cell table:number-columns-repeated="1022"/>
        </table:table-row>
        <table:table-row table:style-name="ro3">
          <table:table-cell office:value-type="string" calcext:value-type="string">
            <text:p>16時、ホールに集合。</text:p>
            <text:p>各班のメンバーを発表します</text:p>
          </table:table-cell>
          <table:table-cell office:value-type="string" calcext:value-type="string">
            <text:p>集合　しゅうごう</text:p>
            <text:p>各班　かくはん</text:p>
            <text:p>発表　はっぴょう</text:p>
          </table:table-cell>
          <table:table-cell table:number-columns-repeated="1022"/>
        </table:table-row>
        <table:table-row table:style-name="ro1">
          <table:table-cell office:value-type="string" calcext:value-type="string">
            <text:p>それからサイファー！</text:p>
          </table:table-cell>
          <table:table-cell table:number-columns-repeated="1023"/>
        </table:table-row>
        <table:table-row table:style-name="ro1">
          <table:table-cell office:value-type="string" calcext:value-type="string">
            <text:p>練習の時は相手にケガをさせないように</text:p>
          </table:table-cell>
          <table:table-cell table:number-columns-repeated="1023"/>
        </table:table-row>
        <table:table-row table:style-name="ro1">
          <table:table-cell office:value-type="string" calcext:value-type="string">
            <text:p>以後、気をつけなさい</text:p>
          </table:table-cell>
          <table:table-cell office:value-type="string" calcext:value-type="string">
            <text:p>以後　いご</text:p>
          </table:table-cell>
          <table:table-cell table:number-columns-repeated="1022"/>
        </table:table-row>
        <table:table-row table:style-name="ro1">
          <table:table-cell office:value-type="string" calcext:value-type="string">
            <text:p>それじゃ、試験参加者とはあとで会いましょう</text:p>
          </table:table-cell>
          <table:table-cell table:number-columns-repeated="1023"/>
        </table:table-row>
        <table:table-row table:style-name="ro2">
          <table:table-cell office:value-type="string" calcext:value-type="string">
            <text:p>それからスコール。</text:p>
            <text:p>話があるからここに来てちょうだい</text:p>
          </table:table-cell>
          <table:table-cell table:number-columns-repeated="1023"/>
        </table:table-row>
        <table:table-row table:style-name="ro1">
          <table:table-cell table:number-columns-repeated="1024"/>
        </table:table-row>
        <table:table-row table:style-name="ro1">
          <table:table-cell office:value-type="string" calcext:value-type="string">
            <text:p>调查电脑</text:p>
          </table:table-cell>
          <table:table-cell table:number-columns-repeated="1023"/>
        </table:table-row>
        <table:table-row table:style-name="ro3">
          <table:table-cell office:value-type="string" calcext:value-type="string">
            <text:p>…なんだっけ</text:p>
            <text:p>　　まず、電源ONだ</text:p>
            <text:p>　　…面倒だな</text:p>
          </table:table-cell>
          <table:table-cell office:value-type="string" calcext:value-type="string">
            <text:p>面倒　めんどう　照顾，照料。;麻烦，费事，棘手</text:p>
          </table:table-cell>
          <table:table-cell table:number-columns-repeated="1022"/>
        </table:table-row>
        <table:table-row table:style-name="ro2">
          <table:table-cell office:value-type="string" calcext:value-type="string">
            <text:p>予習・復習</text:p>
          </table:table-cell>
          <table:table-cell office:value-type="string" calcext:value-type="string">
            <text:p>予習　よしゅう</text:p>
            <text:p>復習　ふくしゅう</text:p>
          </table:table-cell>
          <table:table-cell table:number-columns-repeated="1022"/>
        </table:table-row>
        <table:table-row table:style-name="ro4">
          <table:table-cell office:value-type="string" calcext:value-type="string">
            <text:p>あなたは生徒「スコール」であると認識します。</text:p>
            <text:p>「スコール」が取得登録済みのG.F.は</text:p>
            <text:p>検索中</text:p>
          </table:table-cell>
          <table:table-cell office:value-type="string" calcext:value-type="string">
            <text:p>認識　にんしき</text:p>
            <text:p>取得　しゅとく</text:p>
            <text:p>登録　とうろく</text:p>
            <text:p>検索　けんさく</text:p>
          </table:table-cell>
          <table:table-cell table:number-columns-repeated="1022"/>
        </table:table-row>
        <table:table-row table:style-name="ro5">
          <table:table-cell office:value-type="string" calcext:value-type="string">
            <text:p>この項目「予習・復習」は</text:p>
            <text:p>「チュートリアル」として活用できます。</text:p>
            <text:p>「チュートリアル」は通常のメニューから</text:p>
            <text:p>呼び出すことができますので</text:p>
            <text:p>不明なことは「チュートリアル」で</text:p>
            <text:p>確認してください。</text:p>
          </table:table-cell>
          <table:table-cell office:value-type="string" calcext:value-type="string">
            <text:p>チュートリアル　tutorial</text:p>
            <text:p>活用　かつよう　有效地利用；正确地使用</text:p>
            <text:p>通常　つうじょう</text:p>
            <text:p/>
          </table:table-cell>
          <table:table-cell table:number-columns-repeated="1022"/>
        </table:table-row>
        <table:table-row table:style-name="ro1">
          <table:table-cell office:value-type="string" calcext:value-type="string">
            <text:p>知りたい項目を選択してください</text:p>
          </table:table-cell>
          <table:table-cell table:number-columns-repeated="1023"/>
        </table:table-row>
        <table:table-row table:style-name="ro3">
          <table:table-cell office:value-type="string" calcext:value-type="string">
            <text:p>F.F.Ⅷにおける基本操作説明です</text:p>
          </table:table-cell>
          <table:table-cell office:value-type="string" calcext:value-type="string">
            <text:p>における</text:p>
            <text:p>基本　きほん</text:p>
            <text:p>操作　そうさ</text:p>
          </table:table-cell>
          <table:table-cell table:number-columns-repeated="1022"/>
        </table:table-row>
        <table:table-row table:style-name="ro2">
          <table:table-cell office:value-type="string" calcext:value-type="string">
            <text:p>アナログコントローラのスティックはLED灯時のみ使用可能</text:p>
          </table:table-cell>
          <table:table-cell office:value-type="string" calcext:value-type="string">
            <text:p>LED灯</text:p>
            <text:p>のみ　只是　只有</text:p>
          </table:table-cell>
          <table:table-cell table:number-columns-repeated="1022"/>
        </table:table-row>
        <table:table-row table:style-name="ro2">
          <table:table-cell office:value-type="string" calcext:value-type="string">
            <text:p>８方向に移動</text:p>
          </table:table-cell>
          <table:table-cell office:value-type="string" calcext:value-type="string">
            <text:p>方向　ほうこう</text:p>
            <text:p>移動　いどう</text:p>
          </table:table-cell>
          <table:table-cell table:number-columns-repeated="1022"/>
        </table:table-row>
        <table:table-row table:style-name="ro3">
          <table:table-cell office:value-type="string" calcext:value-type="string">
            <text:p>方向キーの左右でページめくり。</text:p>
            <text:p>キャンセルボタンでメニュー戻ります。</text:p>
          </table:table-cell>
          <table:table-cell office:value-type="string" calcext:value-type="string">
            <text:p>左右　さゆう</text:p>
            <text:p>めくり　掀，扯。指掀揭，撕扯或翻动的物件</text:p>
            <text:p>戻る　もどる　恢复，复原；返回，回到</text:p>
          </table:table-cell>
          <table:table-cell table:number-columns-repeated="1022"/>
        </table:table-row>
        <table:table-row table:style-name="ro2">
          <table:table-cell office:value-type="string" calcext:value-type="string">
            <text:p>乗り物の前進／後退</text:p>
          </table:table-cell>
          <table:table-cell office:value-type="string" calcext:value-type="string">
            <text:p>前進　ぜんしん</text:p>
            <text:p>後退　こうたい</text:p>
          </table:table-cell>
          <table:table-cell table:number-columns-repeated="1022"/>
        </table:table-row>
        <table:table-row table:style-name="ro2">
          <table:table-cell office:value-type="string" calcext:value-type="string">
            <text:p>ワールドマップ表示の切りかえ</text:p>
          </table:table-cell>
          <table:table-cell office:value-type="string" calcext:value-type="string">
            <text:p>表示　ひょうじ</text:p>
            <text:p>切り替え</text:p>
          </table:table-cell>
          <table:table-cell table:number-columns-repeated="1022"/>
        </table:table-row>
        <table:table-row table:style-name="ro3">
          <table:table-cell office:value-type="string" calcext:value-type="string">
            <text:p>左回りで周囲を見渡す</text:p>
          </table:table-cell>
          <table:table-cell office:value-type="string" calcext:value-type="string">
            <text:p>左回り　ひだりまわり　逆时针转;反转</text:p>
            <text:p>周囲　しゅうい</text:p>
            <text:p>見渡す　みわたす　远望，具望，展望</text:p>
          </table:table-cell>
          <table:table-cell table:number-columns-repeated="1022"/>
        </table:table-row>
        <table:table-row table:style-name="ro1">
          <table:table-cell office:value-type="string" calcext:value-type="string">
            <text:p>右回りで周囲を見渡す</text:p>
          </table:table-cell>
          <table:table-cell office:value-type="string" calcext:value-type="string">
            <text:p>右回り　みぎまわり</text:p>
          </table:table-cell>
          <table:table-cell table:number-columns-repeated="1022"/>
        </table:table-row>
        <table:table-row table:style-name="ro1">
          <table:table-cell office:value-type="string" calcext:value-type="string">
            <text:p>視点の切り替え</text:p>
          </table:table-cell>
          <table:table-cell office:value-type="string" calcext:value-type="string">
            <text:p>視点　してん</text:p>
          </table:table-cell>
          <table:table-cell table:number-columns-repeated="1022"/>
        </table:table-row>
        <table:table-row table:style-name="ro1">
          <table:table-cell office:value-type="string" calcext:value-type="string">
            <text:p>バトルの解説</text:p>
          </table:table-cell>
          <table:table-cell office:value-type="string" calcext:value-type="string">
            <text:p>解説　かいせつ</text:p>
          </table:table-cell>
          <table:table-cell table:number-columns-repeated="1022"/>
        </table:table-row>
        <table:table-row table:style-name="ro5">
          <table:table-cell office:value-type="string" calcext:value-type="string">
            <text:p>バトル画面には、右下にバトルに参加しているキャラクターの、名前、現在のHP、ATBゲージが表示される、ステータスウインドウが出ます。</text:p>
            <text:p>ATBゲージは時間とともに増えてゆき、満タンになると、キャラクターは行動できるようになります。</text:p>
          </table:table-cell>
          <table:table-cell office:value-type="string" calcext:value-type="string">
            <text:p>画面　がめん</text:p>
            <text:p>右下　みぎした</text:p>
            <text:p>現在　げんざい</text:p>
            <text:p>とともに　渐渐地发生或出现</text:p>
            <text:p>満タン　まんたん　加满</text:p>
            <text:p>行動　こうどう</text:p>
          </table:table-cell>
          <table:table-cell table:number-columns-repeated="1022"/>
        </table:table-row>
        <table:table-row table:style-name="ro6">
          <table:table-cell office:value-type="string" calcext:value-type="string">
            <text:p>ATBゲージが満タンになると、コマンドウインドウが表示されます。</text:p>
            <text:p>ここには、キャラクターが戦闘中に選択できる行動がならんでいます。</text:p>
            <text:p>方向きーでカーソルを働かし、circleでコマンドを決めてください。</text:p>
            <text:p>カーソルが出ているときに、startを押すと、ポーズがかかり、ヘルプメッセージが表示されます。</text:p>
          </table:table-cell>
          <table:table-cell office:value-type="string" calcext:value-type="string">
            <text:p>ならん　ならない</text:p>
            <text:p>働かす　はたらかす</text:p>
            <text:p>出る　でる</text:p>
            <text:p>押す　おす</text:p>
          </table:table-cell>
          <table:table-cell table:number-columns-repeated="1022"/>
        </table:table-row>
        <table:table-row table:style-name="ro5">
          <table:table-cell office:value-type="string" calcext:value-type="string">
            <text:p>まほうを選択するとウインドウが出るので、使う魔法と、その対象を選んでください。</text:p>
            <text:p>魔法名のうしろの数字は、キャラクターが持っている魔法の数です。</text:p>
            <text:p>また、魔法名の所の　は、その魔法がジャンクションされていることを示しています。</text:p>
          </table:table-cell>
          <table:table-cell office:value-type="string" calcext:value-type="string">
            <text:p>対象　たいしょう</text:p>
            <text:p>選んで　えらんで</text:p>
            <text:p>数字　すうじ</text:p>
            <text:p>数　かず</text:p>
            <text:p>示している　しめしている</text:p>
          </table:table-cell>
          <table:table-cell table:number-columns-repeated="1022"/>
        </table:table-row>
        <table:table-row table:style-name="ro4">
          <table:table-cell office:value-type="string" calcext:value-type="string">
            <text:p>アイテムを選択するとウインドウが出るので、使うアイテムと、その対象を選んでください。</text:p>
            <text:p>アイテム名のうしろの数字は、パーティが持っているアイテムの数です。</text:p>
          </table:table-cell>
          <table:table-cell table:number-columns-repeated="1023"/>
        </table:table-row>
        <table:table-row table:style-name="ro4">
          <table:table-cell office:value-type="string" calcext:value-type="string">
            <text:p>G.F.を選択すると、キャラクターがジャンクションしているG.F.が表示されるので、召喚するG.F.と、その対象を選んでください。</text:p>
            <text:p>G.F.名のうしろの数字は、G.F.の現在のHPです。</text:p>
          </table:table-cell>
          <table:table-cell office:value-type="string" calcext:value-type="string">
            <text:p>召喚　しょうかん</text:p>
          </table:table-cell>
          <table:table-cell table:number-columns-repeated="1022"/>
        </table:table-row>
        <table:table-row table:style-name="ro7">
          <table:table-cell office:value-type="string" calcext:value-type="string">
            <text:p>ドローを選択すると、敵から魔法を取り出せます。</text:p>
            <text:p>敵を選んだら、ドローする魔法を選び、さらにストックかはなつかを選びます。</text:p>
            <text:p>ストックの場合、魔法はキャラクターのものとなり、はなつの場合、魔法は、その場で使われます。</text:p>
          </table:table-cell>
          <table:table-cell office:value-type="string" calcext:value-type="string">
            <text:p>取り出す　とりだす</text:p>
            <text:p>選んだら</text:p>
            <text:p>選び　えらび</text:p>
            <text:p>放つ　はなつ</text:p>
            <text:p>場合　ばあい</text:p>
            <text:p>となる</text:p>
            <text:p>場で　ばで</text:p>
          </table:table-cell>
          <table:table-cell table:number-columns-repeated="1022"/>
        </table:table-row>
        <table:table-row table:style-name="ro2">
          <table:table-cell office:value-type="string" calcext:value-type="string">
            <text:p>特殊技</text:p>
          </table:table-cell>
          <table:table-cell office:value-type="string" calcext:value-type="string">
            <text:p>特殊　とくしゅ</text:p>
            <text:p>技　わざ</text:p>
          </table:table-cell>
          <table:table-cell table:number-columns-repeated="1022"/>
        </table:table-row>
        <table:table-row table:style-name="ro7">
          <table:table-cell office:value-type="string" calcext:value-type="string">
            <text:p>バトル中に、キャラクターがピンチになるとたたかうのうしろに　が表示されることがあります。</text:p>
            <text:p>このとき、方向キーを右に入れると、たたかうが違うコマンドに変化します。</text:p>
            <text:p>変化するコマンドはキャラクターによって違いますが、いつもより強力な技をつかうことができます。</text:p>
            <text:p>これを特殊技と呼びます。</text:p>
          </table:table-cell>
          <table:table-cell office:value-type="string" calcext:value-type="string">
            <text:p>入れる　いれる</text:p>
            <text:p>変化　へんか</text:p>
            <text:p>いつもより　比平时</text:p>
            <text:p>強力　きょうりょく</text:p>
          </table:table-cell>
          <table:table-cell table:number-columns-repeated="1022"/>
        </table:table-row>
        <table:table-row table:style-name="ro6">
          <table:table-cell office:value-type="string" calcext:value-type="string">
            <text:p>その他の解説</text:p>
            <text:p>対象を選ぶときにL1を押すと、</text:p>
            <text:p>対象をウインドウで選べるようになります。</text:p>
            <text:p>L2とR2を同時に押し続けると、バトルから逃げることができます。</text:p>
            <text:p>ただし、逃げられないバトルもあります。</text:p>
            <text:p>バトルから逃げでも、敵に与えたダメージに応じて、いくらかの経験値は手に入ります。</text:p>
          </table:table-cell>
          <table:table-cell office:value-type="string" calcext:value-type="string">
            <text:p>その他　そのた</text:p>
            <text:p>同時　どうじ</text:p>
            <text:p>押し続ける　おしつづける　连续按，持续按</text:p>
            <text:p>与える　あたえる</text:p>
            <text:p>応じる　おうじる　回答　适应，按照</text:p>
            <text:p>経験値　けいけんち</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ジャンクションのしかた</text:p>
          </table:table-cell>
          <table:table-cell office:value-type="string" calcext:value-type="string">
            <text:p>仕方</text:p>
          </table:table-cell>
          <table:table-cell table:number-columns-repeated="1022"/>
        </table:table-row>
        <table:table-row table:style-name="ro1">
          <table:table-cell office:value-type="string" calcext:value-type="string">
            <text:p>ジャンクションの説明を開始します</text:p>
          </table:table-cell>
          <table:table-cell table:number-columns-repeated="1023"/>
        </table:table-row>
        <table:table-row table:style-name="ro3">
          <table:table-cell office:value-type="string" calcext:value-type="string">
            <text:p>ジャンクションすることにより</text:p>
            <text:p>キャラクターは能力値を上げたり、</text:p>
            <text:p>アビリティを使えるようになります。</text:p>
          </table:table-cell>
          <table:table-cell table:number-columns-repeated="1023"/>
        </table:table-row>
        <table:table-row table:style-name="ro1">
          <table:table-cell office:value-type="string" calcext:value-type="string">
            <text:p>と、いうことは、</text:p>
          </table:table-cell>
          <table:table-cell table:number-columns-repeated="1023"/>
        </table:table-row>
        <table:table-row table:style-name="ro3">
          <table:table-cell office:value-type="string" calcext:value-type="string">
            <text:p>G.F.をジャンクションしなければ、</text:p>
            <text:p>能力値を上げたり、アビリティを使ったりすることが、できないということです。</text:p>
          </table:table-cell>
          <table:table-cell table:number-columns-repeated="1023"/>
        </table:table-row>
        <table:table-row table:style-name="ro2">
          <table:table-cell office:value-type="string" calcext:value-type="string">
            <text:p>そこで、最初は</text:p>
            <text:p>G.F.のジャンクションから始めましょう。</text:p>
          </table:table-cell>
          <table:table-cell office:value-type="string" calcext:value-type="string">
            <text:p>最初　さいしょ</text:p>
          </table:table-cell>
          <table:table-cell table:number-columns-repeated="1022"/>
        </table:table-row>
        <table:table-row table:style-name="ro1">
          <table:table-cell office:value-type="string" calcext:value-type="string">
            <text:p>今は、まだG.F.がジャンクションされていない状態です。</text:p>
          </table:table-cell>
          <table:table-cell office:value-type="string" calcext:value-type="string">
            <text:p>状態　じょうたい</text:p>
          </table:table-cell>
          <table:table-cell table:number-columns-repeated="1022"/>
        </table:table-row>
        <table:table-row table:style-name="ro2">
          <table:table-cell office:value-type="string" calcext:value-type="string">
            <text:p>ジャンクション以外のコマンドは、まだ使えないので、</text:p>
            <text:p>グレーになっていますね。</text:p>
          </table:table-cell>
          <table:table-cell office:value-type="string" calcext:value-type="string">
            <text:p>以外　いがい</text:p>
          </table:table-cell>
          <table:table-cell table:number-columns-repeated="1022"/>
        </table:table-row>
        <table:table-row table:style-name="ro1">
          <table:table-cell office:value-type="string" calcext:value-type="string">
            <text:p>ここで、ジャンクションを選ぶと、</text:p>
          </table:table-cell>
          <table:table-cell table:number-columns-repeated="1023"/>
        </table:table-row>
        <table:table-row table:style-name="ro1">
          <table:table-cell office:value-type="string" calcext:value-type="string">
            <text:p>G.F.とまほうの２つのコマンドが表示されます。</text:p>
          </table:table-cell>
          <table:table-cell table:number-columns-repeated="1023"/>
        </table:table-row>
        <table:table-row table:style-name="ro2">
          <table:table-cell office:value-type="string" calcext:value-type="string">
            <text:p>また、G.F.をジャンクションしていないので、まほうは、グレー表示になっています。</text:p>
          </table:table-cell>
          <table:table-cell table:number-columns-repeated="1023"/>
        </table:table-row>
        <table:table-row table:style-name="ro1">
          <table:table-cell office:value-type="string" calcext:value-type="string">
            <text:p>では、G.F.をジャンクションしてみましょう。</text:p>
          </table:table-cell>
          <table:table-cell table:number-columns-repeated="1023"/>
        </table:table-row>
        <table:table-row table:style-name="ro1">
          <table:table-cell office:value-type="string" calcext:value-type="string">
            <text:p>G.F.を選ぶと、</text:p>
          </table:table-cell>
          <table:table-cell table:number-columns-repeated="1023"/>
        </table:table-row>
        <table:table-row table:style-name="ro1">
          <table:table-cell office:value-type="string" calcext:value-type="string">
            <text:p>ジャンクションできる、G.F.が表示されます。</text:p>
          </table:table-cell>
          <table:table-cell table:number-columns-repeated="1023"/>
        </table:table-row>
        <table:table-row table:style-name="ro2">
          <table:table-cell office:value-type="string" calcext:value-type="string">
            <text:p>このとき、squareで、</text:p>
            <text:p>G.F.が現在修得しているアビリティを表示します。</text:p>
          </table:table-cell>
          <table:table-cell office:value-type="string" calcext:value-type="string">
            <text:p>修得　しゅうとく</text:p>
          </table:table-cell>
          <table:table-cell table:number-columns-repeated="1022"/>
        </table:table-row>
        <table:table-row table:style-name="ro3">
          <table:table-cell office:value-type="string" calcext:value-type="string">
            <text:p>HPジャンクション、</text:p>
            <text:p>体力ジャンクション、</text:p>
            <text:p>などのアビリティがあるのがわかりますね。</text:p>
          </table:table-cell>
          <table:table-cell table:number-columns-repeated="1023"/>
        </table:table-row>
        <table:table-row table:style-name="ro1">
          <table:table-cell office:value-type="string" calcext:value-type="string">
            <text:p>さて、G.F.を選びましょう、</text:p>
          </table:table-cell>
          <table:table-cell table:number-columns-repeated="1023"/>
        </table:table-row>
        <table:table-row table:style-name="ro1">
          <table:table-cell office:value-type="string" calcext:value-type="string">
            <text:p>G.F.ケツァクウァトルを選ぶと、</text:p>
          </table:table-cell>
          <table:table-cell table:number-columns-repeated="1023"/>
        </table:table-row>
        <table:table-row table:style-name="ro1">
          <table:table-cell office:value-type="string" calcext:value-type="string">
            <text:p>G.F.ケツァクウァトルが修得している。</text:p>
          </table:table-cell>
          <table:table-cell table:number-columns-repeated="1023"/>
        </table:table-row>
        <table:table-row table:style-name="ro2">
          <table:table-cell office:value-type="string" calcext:value-type="string">
            <text:p>HPJと体力Jのアビリティにより、画面下の能力値の</text:p>
            <text:p>HPと体力の部分が白くなったのが、分かると思います。</text:p>
          </table:table-cell>
          <table:table-cell office:value-type="string" calcext:value-type="string">
            <text:p>部分　ぶぶん</text:p>
          </table:table-cell>
          <table:table-cell table:number-columns-repeated="1022"/>
        </table:table-row>
        <table:table-row table:style-name="ro2">
          <table:table-cell office:value-type="string" calcext:value-type="string">
            <text:p>これで、HPと体力に魔法をジャンクションできる</text:p>
            <text:p>ようになったのです。</text:p>
          </table:table-cell>
          <table:table-cell table:number-columns-repeated="1023"/>
        </table:table-row>
        <table:table-row table:style-name="ro2">
          <table:table-cell office:value-type="string" calcext:value-type="string">
            <text:p>G.F.をジャンクションしたので、</text:p>
            <text:p>次は魔法をジャンクションしましょう。</text:p>
          </table:table-cell>
          <table:table-cell table:number-columns-repeated="1023"/>
        </table:table-row>
        <table:table-row table:style-name="ro2">
          <table:table-cell office:value-type="string" calcext:value-type="string">
            <text:p>G.F.をジャンクションしたことにより、</text:p>
            <text:p>今度は魔法を選ぶことができます。</text:p>
          </table:table-cell>
          <table:table-cell office:value-type="string" calcext:value-type="string">
            <text:p>今度　こんど</text:p>
          </table:table-cell>
          <table:table-cell table:number-columns-repeated="1022"/>
        </table:table-row>
        <table:table-row table:style-name="ro1">
          <table:table-cell office:value-type="string" calcext:value-type="string">
            <text:p>魔法を選ぶと、</text:p>
          </table:table-cell>
          <table:table-cell table:number-columns-repeated="1023"/>
        </table:table-row>
        <table:table-row table:style-name="ro1">
          <table:table-cell office:value-type="string" calcext:value-type="string">
            <text:p>キャラクターの持っている魔法が、表示されます。</text:p>
          </table:table-cell>
          <table:table-cell table:number-columns-repeated="1023"/>
        </table:table-row>
        <table:table-row table:style-name="ro2">
          <table:table-cell office:value-type="string" calcext:value-type="string">
            <text:p>カーソルは、画面下の能力値の所にありますので、</text:p>
            <text:p>ジャンクションさせたい所を選んでください。</text:p>
          </table:table-cell>
          <table:table-cell table:number-columns-repeated="1023"/>
        </table:table-row>
        <table:table-row table:style-name="ro1">
          <table:table-cell office:value-type="string" calcext:value-type="string">
            <text:p>HPを選ぶと、</text:p>
          </table:table-cell>
          <table:table-cell table:number-columns-repeated="1023"/>
        </table:table-row>
        <table:table-row table:style-name="ro1">
          <table:table-cell office:value-type="string" calcext:value-type="string">
            <text:p>カーソルが魔法に移るので魔法を選びます。</text:p>
          </table:table-cell>
          <table:table-cell office:value-type="string" calcext:value-type="string">
            <text:p>移る　うつる</text:p>
          </table:table-cell>
          <table:table-cell table:number-columns-repeated="1022"/>
        </table:table-row>
        <table:table-row table:style-name="ro2">
          <table:table-cell office:value-type="string" calcext:value-type="string">
            <text:p>ジャンクションさせる魔法を変更すると、</text:p>
            <text:p>能力値が変化するのが分かると思います。</text:p>
          </table:table-cell>
          <table:table-cell office:value-type="string" calcext:value-type="string">
            <text:p>変更　へんこう</text:p>
          </table:table-cell>
          <table:table-cell table:number-columns-repeated="1022"/>
        </table:table-row>
        <table:table-row table:style-name="ro1">
          <table:table-cell office:value-type="string" calcext:value-type="string">
            <text:p>魔法を決定すると、</text:p>
          </table:table-cell>
          <table:table-cell table:number-columns-repeated="1023"/>
        </table:table-row>
        <table:table-row table:style-name="ro2">
          <table:table-cell office:value-type="string" calcext:value-type="string">
            <text:p>魔法が能力値の所に表示され、</text:p>
            <text:p>能力値も変化します。</text:p>
          </table:table-cell>
          <table:table-cell table:number-columns-repeated="1023"/>
        </table:table-row>
        <table:table-row table:style-name="ro3">
          <table:table-cell office:value-type="string" calcext:value-type="string">
            <text:p>魔法は、各能力値に１種類ずつジャンクションできます。</text:p>
            <text:p>そのため、ジャンクションできる所が多いほど、たくさんの</text:p>
            <text:p>魔法がジャンクションできるようになります。</text:p>
          </table:table-cell>
          <table:table-cell office:value-type="string" calcext:value-type="string">
            <text:p>ずつ　每……</text:p>
          </table:table-cell>
          <table:table-cell table:number-columns-repeated="1022"/>
        </table:table-row>
        <table:table-row table:style-name="ro1">
          <table:table-cell office:value-type="string" calcext:value-type="string">
            <text:p>しかし、</text:p>
          </table:table-cell>
          <table:table-cell table:number-columns-repeated="1023"/>
        </table:table-row>
        <table:table-row table:style-name="ro3">
          <table:table-cell office:value-type="string" calcext:value-type="string">
            <text:p>ふだんは、こうして、魔法を１種類、１種類</text:p>
            <text:p>ジャンクションする必要はありません。</text:p>
          </table:table-cell>
          <table:table-cell office:value-type="string" calcext:value-type="string">
            <text:p>ふだん　平素，平时</text:p>
            <text:p>必要　ひつよう</text:p>
            <text:p>平时，没必要这样1个魔法1个魔法的结合</text:p>
          </table:table-cell>
          <table:table-cell table:number-columns-repeated="1022"/>
        </table:table-row>
        <table:table-row table:style-name="ro2">
          <table:table-cell office:value-type="string" calcext:value-type="string">
            <text:p>ジャンクションした後には、</text:p>
            <text:p>自動的に　さいきょう　へ行くからです。</text:p>
          </table:table-cell>
          <table:table-cell office:value-type="string" calcext:value-type="string">
            <text:p>自動的　じどうてき</text:p>
          </table:table-cell>
          <table:table-cell table:number-columns-repeated="1022"/>
        </table:table-row>
        <table:table-row table:style-name="ro2">
          <table:table-cell office:value-type="string" calcext:value-type="string">
            <text:p>さいきょう　は、魔法を自動的にジャンクションする</text:p>
            <text:p>コマンドです。</text:p>
          </table:table-cell>
          <table:table-cell table:number-columns-repeated="1023"/>
        </table:table-row>
        <table:table-row table:style-name="ro2">
          <table:table-cell office:value-type="string" calcext:value-type="string">
            <text:p>ジャンクションのときに、優先する項目によって、</text:p>
            <text:p>コマンドは３つに分かれています。</text:p>
          </table:table-cell>
          <table:table-cell office:value-type="string" calcext:value-type="string">
            <text:p>優先　ゆうせん</text:p>
            <text:p>分かれる　わかれる　分开，分离。</text:p>
          </table:table-cell>
          <table:table-cell table:number-columns-repeated="1022"/>
        </table:table-row>
        <table:table-row table:style-name="ro1">
          <table:table-cell office:value-type="string" calcext:value-type="string">
            <text:p>たたかう　は力が上がるのを優先し、</text:p>
          </table:table-cell>
          <table:table-cell office:value-type="string" calcext:value-type="string">
            <text:p>上がる　あがる</text:p>
          </table:table-cell>
          <table:table-cell table:number-columns-repeated="1022"/>
        </table:table-row>
        <table:table-row table:style-name="ro1">
          <table:table-cell office:value-type="string" calcext:value-type="string">
            <text:p>まほう　は魔力が上がるのを、</text:p>
          </table:table-cell>
          <table:table-cell office:value-type="string" calcext:value-type="string">
            <text:p>魔力　まりょく</text:p>
          </table:table-cell>
          <table:table-cell table:number-columns-repeated="1022"/>
        </table:table-row>
        <table:table-row table:style-name="ro1">
          <table:table-cell office:value-type="string" calcext:value-type="string">
            <text:p>ぼうぎょ　はHPが上がるのを、優先します。</text:p>
          </table:table-cell>
          <table:table-cell office:value-type="string" calcext:value-type="string">
            <text:p>防御　ぼうぎょ</text:p>
          </table:table-cell>
          <table:table-cell table:number-columns-repeated="1022"/>
        </table:table-row>
        <table:table-row table:style-name="ro2">
          <table:table-cell office:value-type="string" calcext:value-type="string">
            <text:p>すでに、魔法をジャンクションしていて、</text:p>
            <text:p>変えたくないときは、crossでキャンセルしてください。</text:p>
          </table:table-cell>
          <table:table-cell office:value-type="string" calcext:value-type="string">
            <text:p>すでに　已经；早就</text:p>
            <text:p>変える　変える</text:p>
          </table:table-cell>
          <table:table-cell table:number-columns-repeated="1022"/>
        </table:table-row>
        <table:table-row table:style-name="ro2">
          <table:table-cell office:value-type="string" calcext:value-type="string">
            <text:p>ここで、コマンドを選ぶと、</text:p>
            <text:p>自動的に魔法がジャンクションされ、</text:p>
          </table:table-cell>
          <table:table-cell table:number-columns-repeated="1023"/>
        </table:table-row>
        <table:table-row table:style-name="ro2">
          <table:table-cell office:value-type="string" calcext:value-type="string">
            <text:p>アビリティのセットに行きます。</text:p>
            <text:p>これは、キャンセルしたときも同じです。</text:p>
          </table:table-cell>
          <table:table-cell table:number-columns-repeated="1023"/>
        </table:table-row>
        <table:table-row table:style-name="ro2">
          <table:table-cell office:value-type="string" calcext:value-type="string">
            <text:p>では、たたかう　を選んで</text:p>
            <text:p>アビリティのセットへ移りましょう。</text:p>
          </table:table-cell>
          <table:table-cell table:number-columns-repeated="1023"/>
        </table:table-row>
        <table:table-row table:style-name="ro1">
          <table:table-cell office:value-type="string" calcext:value-type="string">
            <text:p>キャラクターにはコマンドアビリティ３個と、</text:p>
          </table:table-cell>
          <table:table-cell office:value-type="string" calcext:value-type="string">
            <text:p>３個　３こ</text:p>
          </table:table-cell>
          <table:table-cell table:number-columns-repeated="1022"/>
        </table:table-row>
        <table:table-row table:style-name="ro2">
          <table:table-cell office:value-type="string" calcext:value-type="string">
            <text:p>コマンドにならないアビリティである、</text:p>
            <text:p>キャラアビリティとパーティアビリティが２個、</text:p>
          </table:table-cell>
          <table:table-cell table:number-columns-repeated="1023"/>
        </table:table-row>
        <table:table-row table:style-name="ro1">
          <table:table-cell office:value-type="string" calcext:value-type="string">
            <text:p>あわせて５個のアビリティがセットできます。</text:p>
          </table:table-cell>
          <table:table-cell office:value-type="string" calcext:value-type="string">
            <text:p>合わせて　あわせて</text:p>
          </table:table-cell>
          <table:table-cell table:number-columns-repeated="1022"/>
        </table:table-row>
        <table:table-row table:style-name="ro3">
          <table:table-cell office:value-type="string" calcext:value-type="string">
            <text:p>このうち、コマンドにならないアビリティは、</text:p>
            <text:p>G.F.のアビリティによって</text:p>
            <text:p>最大で４個までセットできるようになります。</text:p>
          </table:table-cell>
          <table:table-cell office:value-type="string" calcext:value-type="string">
            <text:p>うち　设定的范围，……内。</text:p>
            <text:p>最大　さいだい</text:p>
          </table:table-cell>
          <table:table-cell table:number-columns-repeated="1022"/>
        </table:table-row>
        <table:table-row table:style-name="ro2">
          <table:table-cell office:value-type="string" calcext:value-type="string">
            <text:p>つまり、最大で７個までアビリティをセットできる</text:p>
            <text:p>ようになるのです。</text:p>
          </table:table-cell>
          <table:table-cell table:number-columns-repeated="1023"/>
        </table:table-row>
        <table:table-row table:style-name="ro1">
          <table:table-cell office:value-type="string" calcext:value-type="string">
            <text:p>では、アビリティをセットしてみましょう。</text:p>
          </table:table-cell>
          <table:table-cell table:number-columns-repeated="1023"/>
        </table:table-row>
        <table:table-row table:style-name="ro2">
          <table:table-cell office:value-type="string" calcext:value-type="string">
            <text:p>上にセットできるのは、バトル中のコマンドとなる、</text:p>
            <text:p>コマンドアビリティで、</text:p>
          </table:table-cell>
          <table:table-cell office:value-type="string" calcext:value-type="string">
            <text:p>上に　うえに</text:p>
          </table:table-cell>
          <table:table-cell table:number-columns-repeated="1022"/>
        </table:table-row>
        <table:table-row table:style-name="ro2">
          <table:table-cell office:value-type="string" calcext:value-type="string">
            <text:p>下にセットできるのは、コマンドにならない</text:p>
            <text:p>キャラアビリティ、パーティアビリティです。</text:p>
          </table:table-cell>
          <table:table-cell table:number-columns-repeated="1023"/>
        </table:table-row>
        <table:table-row table:style-name="ro2">
          <table:table-cell office:value-type="string" calcext:value-type="string">
            <text:p>このとき、セットする所が上ならば、</text:p>
            <text:p>コマンドアビリティが表示され、</text:p>
          </table:table-cell>
          <table:table-cell table:number-columns-repeated="1023"/>
        </table:table-row>
        <table:table-row table:style-name="ro2">
          <table:table-cell office:value-type="string" calcext:value-type="string">
            <text:p>下ならば、</text:p>
            <text:p>キャラアビリティ、パーティアビリティが、表示されます。</text:p>
          </table:table-cell>
          <table:table-cell table:number-columns-repeated="1023"/>
        </table:table-row>
        <table:table-row table:style-name="ro2">
          <table:table-cell office:value-type="string" calcext:value-type="string">
            <text:p>では、コマンドアビリティの</text:p>
            <text:p>まほうをセットしてみましょう。</text:p>
          </table:table-cell>
          <table:table-cell table:number-columns-repeated="1023"/>
        </table:table-row>
        <table:table-row table:style-name="ro1">
          <table:table-cell office:value-type="string" calcext:value-type="string">
            <text:p>上の空いている所を選ぶと、</text:p>
          </table:table-cell>
          <table:table-cell office:value-type="string" calcext:value-type="string">
            <text:p>空く　あく</text:p>
          </table:table-cell>
          <table:table-cell table:number-columns-repeated="1022"/>
        </table:table-row>
        <table:table-row table:style-name="ro1">
          <table:table-cell office:value-type="string" calcext:value-type="string">
            <text:p>カーソルは、コマンドアビリティの所にいきます。</text:p>
          </table:table-cell>
          <table:table-cell table:number-columns-repeated="1023"/>
        </table:table-row>
        <table:table-row table:style-name="ro2">
          <table:table-cell office:value-type="string" calcext:value-type="string">
            <text:p>ここで、まほうを選ぶと、</text:p>
            <text:p>コマンドとして、まほうがセットされます。</text:p>
          </table:table-cell>
          <table:table-cell office:value-type="string" calcext:value-type="string">
            <text:p>として　作为</text:p>
          </table:table-cell>
          <table:table-cell table:number-columns-repeated="1022"/>
        </table:table-row>
        <table:table-row table:style-name="ro2">
          <table:table-cell office:value-type="string" calcext:value-type="string">
            <text:p>こうして、バトル中のコマンドに</text:p>
            <text:p>コマンドアビリティがセットされます。</text:p>
          </table:table-cell>
          <table:table-cell table:number-columns-repeated="1023"/>
        </table:table-row>
        <table:table-row table:style-name="ro2">
          <table:table-cell office:value-type="string" calcext:value-type="string">
            <text:p>続いて、コマンドにG.F.や</text:p>
            <text:p>アイテムもセットしてみましょう。</text:p>
          </table:table-cell>
          <table:table-cell office:value-type="string" calcext:value-type="string">
            <text:p>続いて　続く　持续　紧连着　坚持</text:p>
          </table:table-cell>
          <table:table-cell table:number-columns-repeated="1022"/>
        </table:table-row>
        <table:table-row table:style-name="ro1">
          <table:table-cell office:value-type="string" calcext:value-type="string">
            <text:p>コマンドにG.F.とアイテムもセットできました。</text:p>
          </table:table-cell>
          <table:table-cell table:number-columns-repeated="1023"/>
        </table:table-row>
        <table:table-row table:style-name="ro1">
          <table:table-cell office:value-type="string" calcext:value-type="string">
            <text:p>今度は、コマンド以外のアビリティをセットしてみましょう。</text:p>
          </table:table-cell>
          <table:table-cell table:number-columns-repeated="1023"/>
        </table:table-row>
        <table:table-row table:style-name="ro1">
          <table:table-cell office:value-type="string" calcext:value-type="string">
            <text:p>カーソルを下に移します。</text:p>
          </table:table-cell>
          <table:table-cell table:number-columns-repeated="1023"/>
        </table:table-row>
        <table:table-row table:style-name="ro1">
          <table:table-cell office:value-type="string" calcext:value-type="string">
            <text:p>すると、キャラアビリティが表示されます。</text:p>
          </table:table-cell>
          <table:table-cell table:number-columns-repeated="1023"/>
        </table:table-row>
        <table:table-row table:style-name="ro1">
          <table:table-cell office:value-type="string" calcext:value-type="string">
            <text:p>ここに、魔力+20％のアビリティをセットします。</text:p>
          </table:table-cell>
          <table:table-cell table:number-columns-repeated="1023"/>
        </table:table-row>
        <table:table-row table:style-name="ro1">
          <table:table-cell office:value-type="string" calcext:value-type="string">
            <text:p>空いてる所を選んで、</text:p>
          </table:table-cell>
          <table:table-cell table:number-columns-repeated="1023"/>
        </table:table-row>
        <table:table-row table:style-name="ro1">
          <table:table-cell office:value-type="string" calcext:value-type="string">
            <text:p>魔力+20％のアビリティを選ぶと、</text:p>
          </table:table-cell>
          <table:table-cell table:number-columns-repeated="1023"/>
        </table:table-row>
        <table:table-row table:style-name="ro1">
          <table:table-cell office:value-type="string" calcext:value-type="string">
            <text:p>魔力+20％のアビリティがセットされました。</text:p>
          </table:table-cell>
          <table:table-cell table:number-columns-repeated="1023"/>
        </table:table-row>
        <table:table-row table:style-name="ro1">
          <table:table-cell office:value-type="string" calcext:value-type="string">
            <text:p>アビリティのセットは、これでおしまいです。</text:p>
          </table:table-cell>
          <table:table-cell office:value-type="string" calcext:value-type="string">
            <text:p>おしまい　完了　完蛋</text:p>
          </table:table-cell>
          <table:table-cell table:number-columns-repeated="1022"/>
        </table:table-row>
        <table:table-row table:style-name="ro2">
          <table:table-cell office:value-type="string" calcext:value-type="string">
            <text:p>これで、ジャンクションの説明はおしまいです。</text:p>
            <text:p>ご利用ありがとうございました。</text:p>
          </table:table-cell>
          <table:table-cell office:value-type="string" calcext:value-type="string">
            <text:p>利用　りよう</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G.F.の育てかた</text:p>
          </table:table-cell>
          <table:table-cell office:value-type="string" calcext:value-type="string">
            <text:p>育つ　そだつ</text:p>
          </table:table-cell>
          <table:table-cell table:number-columns-repeated="1022"/>
        </table:table-row>
        <table:table-row table:style-name="ro1">
          <table:table-cell office:value-type="string" calcext:value-type="string">
            <text:p>G.F.の育てかたの説明を開始します。</text:p>
          </table:table-cell>
          <table:table-cell table:number-columns-repeated="1023"/>
        </table:table-row>
        <table:table-row table:style-name="ro2">
          <table:table-cell office:value-type="string" calcext:value-type="string">
            <text:p>G.F.のは</text:p>
            <text:p>経験値を得ることで、レベルアップし、</text:p>
          </table:table-cell>
          <table:table-cell office:value-type="string" calcext:value-type="string">
            <text:p>得る　える</text:p>
          </table:table-cell>
          <table:table-cell table:number-columns-repeated="1022"/>
        </table:table-row>
        <table:table-row table:style-name="ro2">
          <table:table-cell office:value-type="string" calcext:value-type="string">
            <text:p>AP(アビリティ・ポイント)と得ることで、</text:p>
            <text:p>アビリティを覚えます。</text:p>
          </table:table-cell>
          <table:table-cell table:number-columns-repeated="1023"/>
        </table:table-row>
        <table:table-row table:style-name="ro1">
          <table:table-cell office:value-type="string" calcext:value-type="string">
            <text:p>経験値とAPのうち、</text:p>
          </table:table-cell>
          <table:table-cell table:number-columns-repeated="1023"/>
        </table:table-row>
        <table:table-row table:style-name="ro2">
          <table:table-cell office:value-type="string" calcext:value-type="string">
            <text:p>経験値は、バトルで得られ、</text:p>
            <text:p>G.F.は、自動的にレベルアップすることになりますが、</text:p>
          </table:table-cell>
          <table:table-cell table:number-columns-repeated="1023"/>
        </table:table-row>
        <table:table-row table:style-name="ro2">
          <table:table-cell office:value-type="string" calcext:value-type="string">
            <text:p>APは、</text:p>
            <text:p>バトルで獲得できるものの、</text:p>
          </table:table-cell>
          <table:table-cell office:value-type="string" calcext:value-type="string">
            <text:p>獲得　かくとく</text:p>
          </table:table-cell>
          <table:table-cell table:number-columns-repeated="1022"/>
        </table:table-row>
        <table:table-row table:style-name="ro2">
          <table:table-cell office:value-type="string" calcext:value-type="string">
            <text:p>その結果、どんなアビリティが修得でき、</text:p>
            <text:p>どのようにG.F.が育つかは、</text:p>
          </table:table-cell>
          <table:table-cell office:value-type="string" calcext:value-type="string">
            <text:p>結果　けっか</text:p>
          </table:table-cell>
          <table:table-cell table:number-columns-repeated="1022"/>
        </table:table-row>
        <table:table-row table:style-name="ro1">
          <table:table-cell office:value-type="string" calcext:value-type="string">
            <text:p>育てかた、次第です</text:p>
          </table:table-cell>
          <table:table-cell office:value-type="string" calcext:value-type="string">
            <text:p>次第　しだい</text:p>
          </table:table-cell>
          <table:table-cell table:number-columns-repeated="1022"/>
        </table:table-row>
        <table:table-row table:style-name="ro3">
          <table:table-cell office:value-type="string" calcext:value-type="string">
            <text:p>そこで、</text:p>
            <text:p>ここでは、G.F.のアビリティの</text:p>
            <text:p>修得のしかたを説明します。</text:p>
          </table:table-cell>
          <table:table-cell table:number-columns-repeated="1023"/>
        </table:table-row>
        <table:table-row table:style-name="ro2">
          <table:table-cell office:value-type="string" calcext:value-type="string">
            <text:p>メニューのG.F.を選ぶと、</text:p>
            <text:p>仲間になっているG.F.が表示されます。</text:p>
          </table:table-cell>
          <table:table-cell office:value-type="string" calcext:value-type="string">
            <text:p>仲間　なかま</text:p>
          </table:table-cell>
          <table:table-cell table:number-columns-repeated="1022"/>
        </table:table-row>
        <table:table-row table:style-name="ro1">
          <table:table-cell office:value-type="string" calcext:value-type="string">
            <text:p>ここで、シヴァを選ぶと、</text:p>
          </table:table-cell>
          <table:table-cell table:number-columns-repeated="1023"/>
        </table:table-row>
        <table:table-row table:style-name="ro1">
          <table:table-cell office:value-type="string" calcext:value-type="string">
            <text:p>シヴァの能力値が表示されます。</text:p>
          </table:table-cell>
          <table:table-cell table:number-columns-repeated="1023"/>
        </table:table-row>
        <table:table-row table:style-name="ro3">
          <table:table-cell office:value-type="string" calcext:value-type="string">
            <text:p>この画面では、シヴァの経験値やレベル、</text:p>
            <text:p>仲間になっているキャラクターとの相性などが</text:p>
            <text:p>表示されていますが、</text:p>
          </table:table-cell>
          <table:table-cell office:value-type="string" calcext:value-type="string">
            <text:p>相性　あいしょう</text:p>
          </table:table-cell>
          <table:table-cell table:number-columns-repeated="1022"/>
        </table:table-row>
        <table:table-row table:style-name="ro1">
          <table:table-cell office:value-type="string" calcext:value-type="string">
            <text:p>コマンドのおぼえるを選ぶと、</text:p>
          </table:table-cell>
          <table:table-cell office:value-type="string" calcext:value-type="string">
            <text:p>覚える　おぼえる</text:p>
          </table:table-cell>
          <table:table-cell table:number-columns-repeated="1022"/>
        </table:table-row>
        <table:table-row table:style-name="ro2">
          <table:table-cell office:value-type="string" calcext:value-type="string">
            <text:p>シヴァの修得した、</text:p>
            <text:p>もしくは修得できる、アビリティが表示されます。</text:p>
          </table:table-cell>
          <table:table-cell office:value-type="string" calcext:value-type="string">
            <text:p>もしくは　或许，也许。</text:p>
          </table:table-cell>
          <table:table-cell table:number-columns-repeated="1022"/>
        </table:table-row>
        <table:table-row table:style-name="ro2">
          <table:table-cell office:value-type="string" calcext:value-type="string">
            <text:p>ここで、力Jなど白で表示されている</text:p>
            <text:p>アビリティは、すでに修得したアビリティで、</text:p>
          </table:table-cell>
          <table:table-cell table:number-columns-repeated="1023"/>
        </table:table-row>
        <table:table-row table:style-name="ro2">
          <table:table-cell office:value-type="string" calcext:value-type="string">
            <text:p>体力Jなど、グレーで表示されたアビリティは、</text:p>
            <text:p>まだ修得していないアビリティです。</text:p>
          </table:table-cell>
          <table:table-cell table:number-columns-repeated="1023"/>
        </table:table-row>
        <table:table-row table:style-name="ro1">
          <table:table-cell office:value-type="string" calcext:value-type="string">
            <text:p>グレーのアビリティについている数字は、</text:p>
          </table:table-cell>
          <table:table-cell table:number-columns-repeated="1023"/>
        </table:table-row>
        <table:table-row table:style-name="ro1">
          <table:table-cell office:value-type="string" calcext:value-type="string">
            <text:p>最初の数字が、そのアビリティの獲得したAPで、</text:p>
          </table:table-cell>
          <table:table-cell table:number-columns-repeated="1023"/>
        </table:table-row>
        <table:table-row table:style-name="ro2">
          <table:table-cell office:value-type="string" calcext:value-type="string">
            <text:p>後の数字が、</text:p>
            <text:p>そのアビリティを修得するのに必要なAPです。</text:p>
          </table:table-cell>
          <table:table-cell table:number-columns-repeated="1023"/>
        </table:table-row>
        <table:table-row table:style-name="ro3">
          <table:table-cell office:value-type="string" calcext:value-type="string">
            <text:p>この体力J場合は、</text:p>
            <text:p>必要なAPは50で、まだ1APも獲得していないことを、</text:p>
            <text:p>表しています。</text:p>
          </table:table-cell>
          <table:table-cell office:value-type="string" calcext:value-type="string">
            <text:p>表する　ひょうする</text:p>
          </table:table-cell>
          <table:table-cell table:number-columns-repeated="1022"/>
        </table:table-row>
        <table:table-row table:style-name="ro2">
          <table:table-cell office:value-type="string" calcext:value-type="string">
            <text:p>ここで、</text:p>
            <text:p>属性攻撃Jのアビリティを覚えたいと思ったら、</text:p>
          </table:table-cell>
          <table:table-cell office:value-type="string" calcext:value-type="string">
            <text:p>属性　ぞくせい</text:p>
            <text:p>攻撃　こうげき</text:p>
          </table:table-cell>
          <table:table-cell table:number-columns-repeated="1022"/>
        </table:table-row>
        <table:table-row table:style-name="ro1">
          <table:table-cell office:value-type="string" calcext:value-type="string">
            <text:p>カーソルを属性攻撃Jの所に移動して、</text:p>
          </table:table-cell>
          <table:table-cell table:number-columns-repeated="1023"/>
        </table:table-row>
        <table:table-row table:style-name="ro1">
          <table:table-cell office:value-type="string" calcext:value-type="string">
            <text:p>決定します。</text:p>
          </table:table-cell>
          <table:table-cell table:number-columns-repeated="1023"/>
        </table:table-row>
        <table:table-row table:style-name="ro2">
          <table:table-cell office:value-type="string" calcext:value-type="string">
            <text:p>すると、修得中のアビリティに、</text:p>
            <text:p>属性攻撃Jが表示され、</text:p>
          </table:table-cell>
          <table:table-cell table:number-columns-repeated="1023"/>
        </table:table-row>
        <table:table-row table:style-name="ro2">
          <table:table-cell office:value-type="string" calcext:value-type="string">
            <text:p>以後、バトルでAPと獲得すると、</text:p>
            <text:p>属性攻撃JのアビリティにAPが振り込まれ、</text:p>
          </table:table-cell>
          <table:table-cell office:value-type="string" calcext:value-type="string">
            <text:p>振り込み　ふりこみ</text:p>
          </table:table-cell>
          <table:table-cell table:number-columns-repeated="1022"/>
        </table:table-row>
        <table:table-row table:style-name="ro2">
          <table:table-cell office:value-type="string" calcext:value-type="string">
            <text:p>APが160まで、たまれば、</text:p>
            <text:p>属性攻撃Jを修得できます。</text:p>
          </table:table-cell>
          <table:table-cell office:value-type="string" calcext:value-type="string">
            <text:p>たまる　积攒，积存</text:p>
          </table:table-cell>
          <table:table-cell table:number-columns-repeated="1022"/>
        </table:table-row>
        <table:table-row table:style-name="ro1">
          <table:table-cell office:value-type="string" calcext:value-type="string">
            <text:p>アビリティを修得すると、修得中のアビリティは、</text:p>
          </table:table-cell>
          <table:table-cell table:number-columns-repeated="1023"/>
        </table:table-row>
        <table:table-row table:style-name="ro2">
          <table:table-cell office:value-type="string" calcext:value-type="string">
            <text:p>自動的に、</text:p>
            <text:p>まだ修得していないアビリティに移ります。</text:p>
          </table:table-cell>
          <table:table-cell table:number-columns-repeated="1023"/>
        </table:table-row>
        <table:table-row table:style-name="ro3">
          <table:table-cell office:value-type="string" calcext:value-type="string">
            <text:p>ただし、修得できるアビリティの種類は、</text:p>
            <text:p>修得したアビリティの種類によってちがって</text:p>
            <text:p>きますので、</text:p>
          </table:table-cell>
          <table:table-cell table:number-columns-repeated="1023"/>
        </table:table-row>
        <table:table-row table:style-name="ro2">
          <table:table-cell office:value-type="string" calcext:value-type="string">
            <text:p>アビリティの修得する順番によって、</text:p>
            <text:p>G.F.の能力はかなり違ってきます。</text:p>
          </table:table-cell>
          <table:table-cell office:value-type="string" calcext:value-type="string">
            <text:p>順番　じゅんばん　顺序，次序，轮班，轮流</text:p>
            <text:p>かなり　颇，颇为；相当</text:p>
          </table:table-cell>
          <table:table-cell table:number-columns-repeated="1022"/>
        </table:table-row>
        <table:table-row table:style-name="ro1">
          <table:table-cell office:value-type="string" calcext:value-type="string">
            <text:p>そのため、</text:p>
          </table:table-cell>
          <table:table-cell table:number-columns-repeated="1023"/>
        </table:table-row>
        <table:table-row table:style-name="ro3">
          <table:table-cell office:value-type="string" calcext:value-type="string">
            <text:p>アビリティを修得したら、この画面で、</text:p>
            <text:p>次に修得するアビリティを、改めて選ぶことを、</text:p>
            <text:p>おすすめします。</text:p>
          </table:table-cell>
          <table:table-cell office:value-type="string" calcext:value-type="string">
            <text:p>改めて　あらためて</text:p>
            <text:p>おすすめします　我推荐你</text:p>
          </table:table-cell>
          <table:table-cell table:number-columns-repeated="1022"/>
        </table:table-row>
        <table:table-row table:style-name="ro2">
          <table:table-cell office:value-type="string" calcext:value-type="string">
            <text:p>これで、G.F.の育つかたの説明はおしまいです。</text:p>
            <text:p>ご利用ありがとうございました。</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カード説明</text:p>
          </table:table-cell>
          <table:table-cell table:number-columns-repeated="1023"/>
        </table:table-row>
        <table:table-row table:style-name="ro8">
          <table:table-cell office:value-type="string" calcext:value-type="string">
            <text:p>カードゲーム解説</text:p>
            <text:p>このカードゲームは、うらない</text:p>
            <text:p>用のカードを術師オーランがゲ</text:p>
            <text:p>ームとして、プレイできるように</text:p>
            <text:p>まとめたのがルーツである。</text:p>
            <text:p>その後、なぜか戦いに参加し</text:p>
            <text:p>た兵士の間で流行していった。</text:p>
            <text:p>始めの頃は、カードには悪魔</text:p>
            <text:p>風のイラストがあっただけだが、世界に広まるにつれ、カード</text:p>
            <text:p>の種類もふえ、最初はとなり合わせの数だけで勝敗を決めて</text:p>
            <text:p>いたルールも、いろいろ変化していった。</text:p>
          </table:table-cell>
          <table:table-cell office:value-type="string" calcext:value-type="string">
            <text:p>うらない　算命先生　算命，算卦</text:p>
            <text:p>術師　じゅつし</text:p>
            <text:p>まとめる　汇集，集中　统一，使一致</text:p>
            <text:p>ルーツ　roots</text:p>
            <text:p>なぜ</text:p>
            <text:p>戦い　たたかい</text:p>
            <text:p>兵士　へいし</text:p>
            <text:p>間　あいだ</text:p>
            <text:p>流行　はやり</text:p>
            <text:p>頃　ころ</text:p>
            <text:p>イラスト　illustration</text:p>
            <text:p>広まる　扩大　传播，蔓延</text:p>
            <text:p>につれ　伴随着</text:p>
            <text:p>となり合わせの数　总和的数</text:p>
          </table:table-cell>
          <table:table-cell table:number-columns-repeated="1022"/>
        </table:table-row>
        <table:table-row table:style-name="ro9">
          <table:table-cell office:value-type="string" calcext:value-type="string">
            <text:p>１・イラスト</text:p>
            <text:p>２・数値</text:p>
            <text:p>　上下左右の数字はそれぞれ</text:p>
            <text:p>　４辺の数値を表しています。</text:p>
            <text:p>　（１弱い～A強いの十種類）</text:p>
            <text:p>３・エレメンタル（属性）</text:p>
            <text:p>　ルールによってはカードの</text:p>
            <text:p>　エレメンタルを利用できる</text:p>
            <text:p>　場合があります。</text:p>
          </table:table-cell>
          <table:table-cell office:value-type="string" calcext:value-type="string">
            <text:p>上下左右　じょうげさゆう</text:p>
            <text:p>弱い　よわい</text:p>
          </table:table-cell>
          <table:table-cell table:number-columns-repeated="1022"/>
        </table:table-row>
        <table:table-row table:style-name="ro5">
          <table:table-cell office:value-type="string" calcext:value-type="string">
            <text:p>１・バトルエリア</text:p>
            <text:p>　ここにカードを１枚ずつ置い</text:p>
            <text:p>　てゆきます。</text:p>
            <text:p>２・エレメンタル</text:p>
            <text:p>　ルールによっては、エレメンタ</text:p>
            <text:p>　ルが示してある場所があります。</text:p>
          </table:table-cell>
          <table:table-cell table:number-columns-repeated="1023"/>
        </table:table-row>
        <table:table-row table:style-name="ro9">
          <table:table-cell office:value-type="string" calcext:value-type="string">
            <text:p>　カードを置いた時に、とな</text:p>
            <text:p>りあったカードの辺の数字を</text:p>
            <text:p>比べて大きい方が小さい方</text:p>
            <text:p>のカードをひっくり返すこと</text:p>
            <text:p>ができます。</text:p>
            <text:p>　交互にカードを置いてゆき</text:p>
            <text:p>9カ所全部がカードでうまっ</text:p>
            <text:p>た時に、ひっくり返したカード</text:p>
            <text:p>が多い方が勝ちとなります。</text:p>
          </table:table-cell>
          <table:table-cell office:value-type="string" calcext:value-type="string">
            <text:p>比べる　くらべる</text:p>
            <text:p>ひっくり返す　ひっくりかえす</text:p>
            <text:p>交互　こうご</text:p>
            <text:p>うまる　埋上　占满　填补</text:p>
            <text:p>勝ち　かち</text:p>
          </table:table-cell>
          <table:table-cell table:number-columns-repeated="1022"/>
        </table:table-row>
        <table:table-row table:style-name="ro9">
          <table:table-cell office:value-type="string" calcext:value-type="string">
            <text:p>手札のチョイス</text:p>
            <text:p>　ゲームを始める前に、使用</text:p>
            <text:p>するカードを5枚選びます。</text:p>
            <text:p>　数字やエレメンタルに注意</text:p>
            <text:p>して選んでください。</text:p>
            <text:p>１・カードの名前</text:p>
            <text:p>２・それぞれの所持してる枚数</text:p>
            <text:p>３・カードリストのページ</text:p>
            <text:p>４・選んでいるカードです</text:p>
          </table:table-cell>
          <table:table-cell office:value-type="string" calcext:value-type="string">
            <text:p>手札　てふだ　手里的牌</text:p>
            <text:p>所持　しょじ</text:p>
          </table:table-cell>
          <table:table-cell table:number-columns-repeated="1022"/>
        </table:table-row>
        <table:table-row table:style-name="ro10">
          <table:table-cell office:value-type="string" calcext:value-type="string">
            <text:p>セイム</text:p>
            <text:p>　セイムとは、となりあった数</text:p>
            <text:p>字が、2辺以上で同じ場合に、</text:p>
            <text:p>置かれた方のカードがひっくり</text:p>
            <text:p>返される、というルールです。</text:p>
            <text:p>　左図の場合、置いたカード</text:p>
            <text:p>の上辺が4どうし、左辺が1ど</text:p>
            <text:p>うしと2辺で数字が同じなの</text:p>
            <text:p>で、セイムが成立し、上と左の</text:p>
            <text:p>カードが、ひっくり返されます。</text:p>
          </table:table-cell>
          <table:table-cell office:value-type="string" calcext:value-type="string">
            <text:p>左図　ひだりず</text:p>
            <text:p>成立　せいりつ</text:p>
          </table:table-cell>
          <table:table-cell table:number-columns-repeated="1022"/>
        </table:table-row>
        <table:table-row table:style-name="ro10">
          <table:table-cell office:value-type="string" calcext:value-type="string">
            <text:p>プラス</text:p>
            <text:p>　プラスとは、となりあった数字</text:p>
            <text:p>の合計が2辺以上で同じ場合、</text:p>
            <text:p>置かれた方のカードがひっくり</text:p>
            <text:p>返されるというルールです。</text:p>
            <text:p>　左図の場合、置いたカードの</text:p>
            <text:p>上辺の合計が7、左辺の合計</text:p>
            <text:p>も7と同じ数字なので、プラス</text:p>
            <text:p>が成立し、上と左のカードが、</text:p>
            <text:p>ひっくり返されます。</text:p>
          </table:table-cell>
          <table:table-cell office:value-type="string" calcext:value-type="string">
            <text:p>合計　ごうけい</text:p>
          </table:table-cell>
          <table:table-cell table:number-columns-repeated="1022"/>
        </table:table-row>
        <table:table-row table:style-name="ro10">
          <table:table-cell office:value-type="string" calcext:value-type="string">
            <text:p>連鎖</text:p>
            <text:p>　連鎖とは、セイムやプラスに</text:p>
            <text:p>よって、ひっくり返されたカード</text:p>
            <text:p>が、新たに置かれたカードのよ</text:p>
            <text:p>うに、となりのカードをひっくり</text:p>
            <text:p>返してゆく、というルールです。</text:p>
            <text:p>　左図のように、2枚のカードが</text:p>
            <text:p>同時にひっくり返った場合は、</text:p>
            <text:p>どちらかが大きければ、いいの</text:p>
            <text:p>で、左上のカードに連鎖します。</text:p>
          </table:table-cell>
          <table:table-cell office:value-type="string" calcext:value-type="string">
            <text:p>連鎖　れんさ</text:p>
            <text:p>新た　あらた</text:p>
          </table:table-cell>
          <table:table-cell table:number-columns-repeated="1022"/>
        </table:table-row>
        <table:table-row table:style-name="ro9">
          <table:table-cell office:value-type="string" calcext:value-type="string">
            <text:p>特殊ルール　ウォールセイム</text:p>
            <text:p>　特殊ルールである、ウォール</text:p>
            <text:p>セイムとは、セイムの時にバト</text:p>
            <text:p>ルエリアのウォール（外ワク）を</text:p>
            <text:p>カードの1辺として使うという</text:p>
            <text:p>ルールです。</text:p>
            <text:p>　このとき、ウォールの部分は、</text:p>
            <text:p>「A」の数字があるとみなされ</text:p>
            <text:p>ます。</text:p>
          </table:table-cell>
          <table:table-cell office:value-type="string" calcext:value-type="string">
            <text:p>外ワク　外框 </text:p>
          </table:table-cell>
          <table:table-cell table:number-columns-repeated="1022"/>
        </table:table-row>
        <table:table-row table:style-name="ro10">
          <table:table-cell office:value-type="string" calcext:value-type="string">
            <text:p>特殊ルール　エレメンタル</text:p>
            <text:p>　特殊ルールのエレメンタルと</text:p>
            <text:p>は、カードの数字が属性により</text:p>
            <text:p>変わる、というルールです。</text:p>
            <text:p>　もし、場所とカードのエレメ</text:p>
            <text:p>ンタルが同じときには、カード</text:p>
            <text:p>の数値は+1になります。</text:p>
            <text:p>　反対に、場所とカードのエレ</text:p>
            <text:p>メンタルが違うときには、カー</text:p>
            <text:p>ドの数値は-1になります。</text:p>
          </table:table-cell>
          <table:table-cell table:number-columns-repeated="1023"/>
        </table:table-row>
        <table:table-row table:style-name="ro7">
          <table:table-cell office:value-type="string" calcext:value-type="string">
            <text:p>その他の特殊ルール</text:p>
            <text:p>　オープン</text:p>
            <text:p>　　手札がすべて表を向いている。</text:p>
            <text:p>　ランダムハンド</text:p>
            <text:p>　　手札がアトランダムに選ばれる。</text:p>
            <text:p>　サドンデス</text:p>
            <text:p>　　引き分けになった場合、勝負がつくまで戦う。</text:p>
          </table:table-cell>
          <table:table-cell office:value-type="string" calcext:value-type="string">
            <text:p>表　おもて</text:p>
            <text:p>向く　むく</text:p>
            <text:p>アトランダム</text:p>
            <text:p>引き分け　ひきわけ　平局，和局，不分胜负</text:p>
            <text:p>つくまで</text:p>
          </table:table-cell>
          <table:table-cell table:number-columns-repeated="1022"/>
        </table:table-row>
        <table:table-row table:style-name="ro9">
          <table:table-cell office:value-type="string" calcext:value-type="string">
            <text:p>トレード（交換）のルール</text:p>
            <text:p>　ゲームに決着がつくと、カードのトレードが行なわれ</text:p>
            <text:p>ます。</text:p>
            <text:p>　トレードの基本は、ワンというルールで、決着がついた</text:p>
            <text:p>ら、勝った方が負けた方のゲームで使用したカードの中</text:p>
            <text:p>から1枚を選択してもらいます。</text:p>
            <text:p>　しかし、トレードには、ワン以外にも数多くの特殊ルー</text:p>
            <text:p>ルがあるので、カードゲームを始める前に、トレードのル</text:p>
            <text:p>ールには気をつけてください。</text:p>
          </table:table-cell>
          <table:table-cell office:value-type="string" calcext:value-type="string">
            <text:p>交換　こうかん</text:p>
            <text:p>決着　けっちゃく</text:p>
            <text:p>行う　おこなう　实行；进行；处理</text:p>
            <text:p>ついたら　然后呢</text:p>
          </table:table-cell>
          <table:table-cell table:number-columns-repeated="1022"/>
        </table:table-row>
        <table:table-row table:style-name="ro11">
          <table:table-cell office:value-type="string" calcext:value-type="string">
            <text:p>カード交換の特殊ルール</text:p>
            <text:p>　ダイレクト</text:p>
            <text:p>　　自分がひっくり返しているカードをもらい、反対にひっくり</text:p>
            <text:p>返されているカードを失います。</text:p>
            <text:p>　ディフ</text:p>
            <text:p>　　勝った方が負けた方から、勝負の差の分だけの枚数のカ</text:p>
            <text:p>ードをゲームで使用したカードの中から選択してもらう。</text:p>
            <text:p>　フル</text:p>
            <text:p>　　勝った方が負けた方のゲームで使用したカードをすべて</text:p>
            <text:p>もらう。</text:p>
          </table:table-cell>
          <table:table-cell office:value-type="string" calcext:value-type="string">
            <text:p>ダイレクト　direct</text:p>
            <text:p>失い　うしない</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知っておきたいこと</text:p>
          </table:table-cell>
          <table:table-cell table:number-columns-repeated="1023"/>
        </table:table-row>
        <table:table-row table:style-name="ro2">
          <table:table-cell office:value-type="string" calcext:value-type="string">
            <text:p>魔法やG.F.の具体的な使い方は「チュートリアル」で学習しましょう。</text:p>
          </table:table-cell>
          <table:table-cell office:value-type="string" calcext:value-type="string">
            <text:p>具体　ぐたい</text:p>
            <text:p>学習　がくしゅう</text:p>
          </table:table-cell>
          <table:table-cell table:number-columns-repeated="1022"/>
        </table:table-row>
        <table:table-row table:style-name="ro9">
          <table:table-cell office:value-type="string" calcext:value-type="string">
            <text:p>魔法について</text:p>
            <text:p>【疑似魔法】</text:p>
            <text:p>一般人がバトルなどで用いる「魔法」は正確には「疑似魔法」と呼ぶ。</text:p>
            <text:p>魔女研究の第一人者オダイン博士が魔法のメカニズムを研究し、編み出したエネルギー・コントロールの技術である。</text:p>
          </table:table-cell>
          <table:table-cell office:value-type="string" calcext:value-type="string">
            <text:p>疑似　ぎじ</text:p>
            <text:p>一般人　いっぱんじん</text:p>
            <text:p>用いる　もちいる</text:p>
            <text:p>正確　せいかく</text:p>
            <text:p>第一人者　だいいちにんしゃ</text:p>
            <text:p>博士　はかせ</text:p>
            <text:p>メカニズム　mechanism</text:p>
            <text:p>編む　あむ</text:p>
            <text:p>技術　ぎじゅつ</text:p>
          </table:table-cell>
          <table:table-cell table:number-columns-repeated="1022"/>
        </table:table-row>
        <table:table-row table:style-name="ro12">
          <table:table-cell office:value-type="string" calcext:value-type="string">
            <text:p>訓練次第で誰でも使えるようになるが一般人レベルでは訓練を積んだ者でも通常兵器の威力を上回ることは難しい。</text:p>
          </table:table-cell>
          <table:table-cell office:value-type="string" calcext:value-type="string">
            <text:p>積んだ　つんだ　装满的</text:p>
            <text:p>積む　つむ</text:p>
            <text:p>兵器　へいき</text:p>
            <text:p>威力　いりょく</text:p>
            <text:p>上回る　うわまわる</text:p>
          </table:table-cell>
          <table:table-cell table:number-columns-repeated="1022"/>
        </table:table-row>
        <table:table-row table:style-name="ro5">
          <table:table-cell office:value-type="string" calcext:value-type="string">
            <text:p>G.F.（ガーディアン・フォース）</text:p>
            <text:p>自律エネルギー体。</text:p>
            <text:p>疑似魔法との組み合わせにより膨大なエネルギーをコントロール可能になる。</text:p>
            <text:p>記憶の欠落などの副作用が知られているが因果関係の証明は行われていない。</text:p>
          </table:table-cell>
          <table:table-cell office:value-type="string" calcext:value-type="string">
            <text:p>自律　じりつ</text:p>
            <text:p>膨大　ぼうだい</text:p>
            <text:p>記憶　きおく</text:p>
            <text:p>欠落　けつらく　脱落，欠缺，缺少</text:p>
            <text:p>副作用　ふくさよう</text:p>
            <text:p>因果　いんが</text:p>
          </table:table-cell>
          <table:table-cell table:number-columns-repeated="1022"/>
        </table:table-row>
        <table:table-row table:style-name="ro12">
          <table:table-cell office:value-type="string" calcext:value-type="string">
            <text:p>「魔法と魔女について」</text:p>
            <text:p>古来より伝わる魔女の力を継承した女性のこと。</text:p>
            <text:p>最初の存在ハインが魔女の祖と言われているが確証はない。</text:p>
          </table:table-cell>
          <table:table-cell office:value-type="string" calcext:value-type="string">
            <text:p>古来　こらい</text:p>
            <text:p>伝わる　つたわる</text:p>
            <text:p>継承　けいしょう</text:p>
            <text:p>祖　そ</text:p>
            <text:p>確証　かくしょう</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みなさんのガーデンについて</text:p>
          </table:table-cell>
          <table:table-cell table:number-columns-repeated="1023"/>
        </table:table-row>
        <table:table-row table:style-name="ro2">
          <table:table-cell office:value-type="string" calcext:value-type="string">
            <text:p>各施設利用規則</text:p>
          </table:table-cell>
          <table:table-cell office:value-type="string" calcext:value-type="string">
            <text:p>施設　しせつ</text:p>
            <text:p>規則　きそく</text:p>
          </table:table-cell>
          <table:table-cell table:number-columns-repeated="1022"/>
        </table:table-row>
        <table:table-row table:style-name="ro9">
          <table:table-cell office:value-type="string" calcext:value-type="string">
            <text:p>教室</text:p>
            <text:p>　時間がきたら速やかに入室して教官の到着を待つこと。</text:p>
            <text:p>　授業が終わったら速やかに退出して次の授業のための移動をすること。</text:p>
            <text:p>　室内での飲食・抜刀・魔法は禁止。</text:p>
            <text:p>　学習パネルは共有物・改造禁止。</text:p>
          </table:table-cell>
          <table:table-cell office:value-type="string" calcext:value-type="string">
            <text:p>速やか　すみやか</text:p>
            <text:p>到着　とうちゃく</text:p>
            <text:p>授業　じゅぎょう</text:p>
            <text:p>退出　たいしゅつ</text:p>
            <text:p>室内　しつない</text:p>
            <text:p>飲食　いんしょく</text:p>
            <text:p>抜刀　ばっとう</text:p>
            <text:p>共有物　きょうゆうぶつ</text:p>
            <text:p>改造　かいぞう</text:p>
          </table:table-cell>
          <table:table-cell table:number-columns-repeated="1022"/>
        </table:table-row>
        <table:table-row table:style-name="ro5">
          <table:table-cell office:value-type="string" calcext:value-type="string">
            <text:p>訓練施設</text:p>
            <text:p>実戦訓練用モンスターがいるので行動には充分注意すること。</text:p>
            <text:p>24時間使用可能。</text:p>
            <text:p>訓練以外の目的での入場は禁止。</text:p>
            <text:p>自分の能力を超えた無理なバトルはしないこと。</text:p>
          </table:table-cell>
          <table:table-cell office:value-type="string" calcext:value-type="string">
            <text:p>実戦　じっせん</text:p>
            <text:p>行動　こうどう</text:p>
            <text:p>充分　じゅうぶん</text:p>
            <text:p>入場　にゅうじょう</text:p>
          </table:table-cell>
          <table:table-cell table:number-columns-repeated="1022"/>
        </table:table-row>
        <table:table-row table:style-name="ro13">
          <table:table-cell office:value-type="string" calcext:value-type="string">
            <text:p>保健室</text:p>
            <text:p>けが・病気・体調不良のときは保健室を利用し回復を待つこと。</text:p>
            <text:p>薬品、備品の無断持ち出し禁止。</text:p>
            <text:p>担当医の指示には従うこと。</text:p>
            <text:p>専属担当医　カドワキ先生</text:p>
          </table:table-cell>
          <table:table-cell office:value-type="string" calcext:value-type="string">
            <text:p>保健室　ほけんしつ</text:p>
            <text:p>けが　烧伤；落枕；撞伤；伤</text:p>
            <text:p>病気　びょうき</text:p>
            <text:p>体調不良　たいちょうふりょう</text:p>
            <text:p>回復　かいふく</text:p>
            <text:p>薬品　やくひん</text:p>
            <text:p>備品　びひん</text:p>
            <text:p>無断　むだん　擅自，私自，自作主张</text:p>
            <text:p>担当医　たんとうい　主治医生</text:p>
            <text:p>指示　しじ</text:p>
            <text:p>従う　したがう</text:p>
            <text:p>専属　せんぞく</text:p>
          </table:table-cell>
          <table:table-cell table:number-columns-repeated="1022"/>
        </table:table-row>
        <table:table-row table:style-name="ro7">
          <table:table-cell office:value-type="string" calcext:value-type="string">
            <text:p>図書館</text:p>
            <text:p>利用時間</text:p>
            <text:p>　午前9:00～消灯まで。</text:p>
            <text:p>利用方法</text:p>
            <text:p>　室内観覧は自由。</text:p>
            <text:p>　貸し出しは受付にて。</text:p>
            <text:p>図書館の利用はさわがず静かに！</text:p>
          </table:table-cell>
          <table:table-cell office:value-type="string" calcext:value-type="string">
            <text:p>図書館　としょかん</text:p>
            <text:p>消灯　しょうとう</text:p>
            <text:p>方法　ほうほう</text:p>
            <text:p>観覧　かんらん</text:p>
            <text:p>貸し出し　かしだし</text:p>
            <text:p>受付　うけつけ</text:p>
            <text:p><text:span text:style-name="T3">さわがず静かに　请安静</text:span></text:p>
          </table:table-cell>
          <table:table-cell table:number-columns-repeated="1022"/>
        </table:table-row>
        <table:table-row table:style-name="ro12">
          <table:table-cell office:value-type="string" calcext:value-type="string">
            <text:p>学生寮</text:p>
            <text:p>希望者は基本的に入寮可能。</text:p>
            <text:p>個室は正SeeD優先。</text:p>
            <text:p>消灯時間を過ぎての外出はひかえること。</text:p>
            <text:p>共有スペースに個人の所有物を置かないこと。</text:p>
          </table:table-cell>
          <table:table-cell table:style-name="ce6" office:value-type="string" calcext:value-type="string">
            <text:p>個室　こしつ</text:p>
            <text:p>優先　ゆうせん</text:p>
            <text:p>外出　がいしゅつ</text:p>
            <text:p>個人　こじん</text:p>
            <text:p>所有物　しょゆうぶつ</text:p>
          </table:table-cell>
          <table:table-cell table:number-columns-repeated="1022"/>
        </table:table-row>
        <table:table-row table:style-name="ro5">
          <table:table-cell office:value-type="string" calcext:value-type="string">
            <text:p>食堂</text:p>
            <text:p>営業時間</text:p>
            <text:p>午前9:00～午後9:00まで。</text:p>
            <text:p>売店の利用は秩序正しく。</text:p>
            <text:p>訓練や任務のために夜食や弁当が必要なときは事前予約すること。</text:p>
          </table:table-cell>
          <table:table-cell office:value-type="string" calcext:value-type="string">
            <text:p>営業　えいぎょう</text:p>
            <text:p>売店　ばいてん</text:p>
            <text:p>秩序　ちつじょ</text:p>
            <text:p>正しく　ただしく</text:p>
            <text:p><text:span text:style-name="T3">任務　にんむ</text:span></text:p>
            <text:p><text:span text:style-name="T3">事前　じぜん</text:span></text:p>
          </table:table-cell>
          <table:table-cell table:number-columns-repeated="1022"/>
        </table:table-row>
        <table:table-row table:style-name="ro1">
          <table:table-cell table:number-columns-repeated="1024"/>
        </table:table-row>
        <table:table-row table:style-name="ro4">
          <table:table-cell office:value-type="string" calcext:value-type="string">
            <text:p>校訓</text:p>
            <text:p>実践</text:p>
            <text:p>友愛</text:p>
            <text:p>自由</text:p>
          </table:table-cell>
          <table:table-cell office:value-type="string" calcext:value-type="string">
            <text:p>校訓　こうくん</text:p>
            <text:p>実践　じっせん</text:p>
            <text:p>友愛　ゆうあい</text:p>
          </table:table-cell>
          <table:table-cell table:number-columns-repeated="1022"/>
        </table:table-row>
        <table:table-row table:style-name="ro3">
          <table:table-cell office:value-type="string" calcext:value-type="string">
            <text:p>制服</text:p>
            <text:p>バラムガーデン内での服装は自由。</text:p>
            <text:p>しかし、指示があった時は指定の服を着用すること。</text:p>
          </table:table-cell>
          <table:table-cell office:value-type="string" calcext:value-type="string">
            <text:p>制服　せいふく</text:p>
            <text:p>服装　ふくそう</text:p>
          </table:table-cell>
          <table:table-cell table:number-columns-repeated="1022"/>
        </table:table-row>
        <table:table-row table:style-name="ro14">
          <table:table-cell office:value-type="string" calcext:value-type="string">
            <text:p>賞罰</text:p>
            <text:p>学園長は他の生徒の規範となる行為のあった生徒を表彰することがある。</text:p>
            <text:p>学園長は性行不良、学力劣等、ガーデンの秩序を乱す者など、改善の見込みがないと思われる者を退学処分にすることがある。</text:p>
          </table:table-cell>
          <table:table-cell office:value-type="string" calcext:value-type="string">
            <text:p>賞罰　しょうばつ</text:p>
            <text:p>他　ほか</text:p>
            <text:p>規範　きはん</text:p>
            <text:p>行為　こうい</text:p>
            <text:p>表彰　ひょうしょう</text:p>
            <text:p>性行　せいこう</text:p>
            <text:p>劣等　れっとう</text:p>
            <text:p>乱す　みだす</text:p>
            <text:p>改善　かいぜん</text:p>
            <text:p>見込み　みこみ</text:p>
            <text:p>処分　しょぶん</text:p>
          </table:table-cell>
          <table:table-cell table:number-columns-repeated="1022"/>
        </table:table-row>
        <table:table-row table:style-name="ro10">
          <table:table-cell office:value-type="string" calcext:value-type="string">
            <text:p>生活全般</text:p>
            <text:p>ガーデンで習得したバトルなどの技術を私用に使った場合は厳罰に処する。</text:p>
            <text:p>市街地などでバラムガーデンの名前を汚すような行為は慎む。</text:p>
            <text:p>異性との交際のときは、自分の立場や責任能力を考えて行動する。</text:p>
          </table:table-cell>
          <table:table-cell office:value-type="string" calcext:value-type="string">
            <text:p>全般　ぜんぱん</text:p>
            <text:p>私用　しよう</text:p>
            <text:p>厳罰　げんばつ</text:p>
            <text:p>市街地　しがいち</text:p>
            <text:p>汚す　よごす</text:p>
            <text:p>慎む　つつしむ</text:p>
            <text:p>異性　いせい</text:p>
            <text:p><text:span text:style-name="T3">交際　こうさい</text:span></text:p>
            <text:p><text:span text:style-name="T3">立場　たちば</text:span></text:p>
            <text:p><text:span text:style-name="T3">責任　せきにん</text:span></text:p>
          </table:table-cell>
          <table:table-cell table:number-columns-repeated="1022"/>
        </table:table-row>
        <table:table-row table:style-name="ro6">
          <table:table-cell office:value-type="string" calcext:value-type="string">
            <text:p>緊急時の行動</text:p>
            <text:p>2Fは通路奥非常ハッチから外へ。</text:p>
            <text:p>1Fは正門方面へ。</text:p>
            <text:p><text:span text:style-name="T3">年長者は年少クラスの児童を誘導してすみやかに脱出する。</text:span></text:p>
            <text:p><text:span text:style-name="T3">緊急時のエレベーター使用は禁止する。</text:span></text:p>
          </table:table-cell>
          <table:table-cell office:value-type="string" calcext:value-type="string">
            <text:p>緊急時　きんきゅうじ</text:p>
            <text:p>通路　つうろ</text:p>
            <text:p>ハッチ　hatch</text:p>
            <text:p>年長者　ねんちょうしゃ</text:p>
            <text:p>年少　ねんしょう</text:p>
            <text:p>児童　じどう</text:p>
            <text:p>誘導　ゆうどう</text:p>
            <text:p>脱出　だっしゅつ</text:p>
          </table:table-cell>
          <table:table-cell table:number-columns-repeated="1022"/>
        </table:table-row>
        <table:table-row table:style-name="ro3">
          <table:table-cell office:value-type="string" calcext:value-type="string">
            <text:p>夜間の外出</text:p>
            <text:p>消灯以降、外出は禁止する。</text:p>
            <text:p>消灯時間は各自指導教官に確認のこと。</text:p>
          </table:table-cell>
          <table:table-cell office:value-type="string" calcext:value-type="string">
            <text:p>夜間　やかん</text:p>
            <text:p>以降　いこう</text:p>
          </table:table-cell>
          <table:table-cell table:number-columns-repeated="1022"/>
        </table:table-row>
        <table:table-row table:style-name="ro1">
          <table:table-cell table:number-columns-repeated="1024"/>
        </table:table-row>
        <table:table-row table:style-name="ro1">
          <table:table-cell office:value-type="string" calcext:value-type="string">
            <text:p>入学・卒業にかんして</text:p>
          </table:table-cell>
          <table:table-cell office:value-type="string" calcext:value-type="string">
            <text:p>かんする</text:p>
          </table:table-cell>
          <table:table-cell table:number-columns-repeated="1022"/>
        </table:table-row>
        <table:table-row table:style-name="ro1">
          <table:table-cell office:value-type="string" calcext:value-type="string">
            <text:p>入学</text:p>
          </table:table-cell>
          <table:table-cell table:number-columns-repeated="1023"/>
        </table:table-row>
        <table:table-row table:style-name="ro7">
          <table:table-cell office:value-type="string" calcext:value-type="string">
            <text:p>5歳～１５歳までの青少年・少女</text:p>
            <text:p>自分の才能を開花させることに努力を惜しまない者。</text:p>
            <text:p>世界で広く自分の力を役立でることを志す者。</text:p>
            <text:p>面接の後、合格者本人の宣誓をもって当ガーデンへの入学とする。</text:p>
          </table:table-cell>
          <table:table-cell office:value-type="string" calcext:value-type="string">
            <text:p>開花　かいか</text:p>
            <text:p>努力　どりょく</text:p>
            <text:p>惜しむ　おしむ</text:p>
            <text:p>志す　こころざす</text:p>
            <text:p>合格　ごうかく</text:p>
            <text:p>本人　ほんにん</text:p>
            <text:p>宣誓　せんせい</text:p>
          </table:table-cell>
          <table:table-cell table:number-columns-repeated="1022"/>
        </table:table-row>
        <table:table-row table:style-name="ro1">
          <table:table-cell office:value-type="string" calcext:value-type="string">
            <text:p>卒業</text:p>
          </table:table-cell>
          <table:table-cell table:number-columns-repeated="1023"/>
        </table:table-row>
        <table:table-row table:style-name="ro10">
          <table:table-cell office:value-type="string" calcext:value-type="string">
            <text:p>１５歳から１９歳の間であること。</text:p>
            <text:p>　　　　ガーデン出身者として求められる知識、技術を修得している者。</text:p>
            <text:p>　　　　以上の条件を満たし、かつ学園長が認めた場合のみ卒業とする。</text:p>
            <text:p>　　　　学園長の卒業許可が下りずに２０歳の誕生日を迎えた者は放校とする。</text:p>
          </table:table-cell>
          <table:table-cell table:style-name="ce6" office:value-type="string" calcext:value-type="string">
            <text:p>出身者　出生在　毕业于</text:p>
            <text:p>求められる　もとめられる</text:p>
            <text:p>知識　ちしき</text:p>
            <text:p>条件　じょうけん</text:p>
            <text:p>満たす　みたす</text:p>
            <text:p>認める　みとめる</text:p>
            <text:p>許可　きょか</text:p>
            <text:p>下り　くだり</text:p>
            <text:p>ずに　不　没</text:p>
            <text:p>放校　ほうこう</text:p>
          </table:table-cell>
          <table:table-cell table:number-columns-repeated="1022"/>
        </table:table-row>
        <table:table-row table:style-name="ro1">
          <table:table-cell table:style-name="ce6" office:value-type="string" calcext:value-type="string">
            <text:p>卒業後の進路</text:p>
          </table:table-cell>
          <table:table-cell office:value-type="string" calcext:value-type="string">
            <text:p>進路　しんろ</text:p>
          </table:table-cell>
          <table:table-cell table:number-columns-repeated="1022"/>
        </table:table-row>
        <table:table-row table:style-name="ro12">
          <table:table-cell office:value-type="string" calcext:value-type="string">
            <text:p>　　　　本ガーデンは、希望者には各国軍隊への入隊をあっせんする。</text:p>
            <text:p>　　　　教員資格取得者、およびSeeDはガーデンに残ることを許可する。ただし、SeeDの資格は２０歳までの期間とする。</text:p>
          </table:table-cell>
          <table:table-cell table:style-name="ce6" office:value-type="string" calcext:value-type="string">
            <text:p>各国　かっこく</text:p>
            <text:p>軍隊　ぐんたい</text:p>
            <text:p>あっせんする　帮忙，关照，从中协助</text:p>
            <text:p>教員　きょういん</text:p>
          </table:table-cell>
          <table:table-cell table:number-columns-repeated="1022"/>
        </table:table-row>
        <table:table-row table:style-name="ro1">
          <table:table-cell office:value-type="string" calcext:value-type="string">
            <text:p>ガーデンについて</text:p>
          </table:table-cell>
          <table:table-cell table:number-columns-repeated="1023"/>
        </table:table-row>
        <table:table-row table:style-name="ro5">
          <table:table-cell office:value-type="string" calcext:value-type="string">
            <text:p>バラムガーデンについて</text:p>
            <text:p>バラムガーデン学園長『シド・クレイマー』</text:p>
            <text:p>バラムガーデン経営責任者（マスター）『ノーグ』</text:p>
            <text:p>バラムガーデンは</text:p>
            <text:p>シド学園長のガーデン理念の提唱により最初に作られたガーデンである。</text:p>
          </table:table-cell>
          <table:table-cell office:value-type="string" calcext:value-type="string">
            <text:p>経営　けいえい</text:p>
            <text:p>責任者　せきにんしゃ</text:p>
            <text:p>理念　りねん</text:p>
            <text:p>提唱　ていしょう</text:p>
          </table:table-cell>
          <table:table-cell table:number-columns-repeated="1022"/>
        </table:table-row>
        <table:table-row table:style-name="ro4">
          <table:table-cell office:value-type="string" calcext:value-type="string">
            <text:p>トラビアガーデンについて</text:p>
            <text:p>トラビア領内にあるガーデン。</text:p>
            <text:p>本ガーデンとの間に交換留学生制度がある。</text:p>
            <text:p>また、SeeD認定試験のうち筆記試験のみ受験可能。</text:p>
          </table:table-cell>
          <table:table-cell table:style-name="ce6" office:value-type="string" calcext:value-type="string">
            <text:p>領内　りょうない</text:p>
            <text:p>制度　せいど</text:p>
            <text:p>受験　じゅけん</text:p>
          </table:table-cell>
          <table:table-cell table:number-columns-repeated="1022"/>
        </table:table-row>
        <table:table-row table:style-name="ro7">
          <table:table-cell office:value-type="string" calcext:value-type="string">
            <text:p>ガルバディアガーデンについて</text:p>
            <text:p>ガルバディア共和国領内にあるガーデン。</text:p>
            <text:p>ガーデンの中では最大規模を誇る。</text:p>
            <text:p>マスターと学園長兼任の『ドドンナ』の方針に従い、ガルバディア軍に多くの卒業生を送り込んでいる。</text:p>
          </table:table-cell>
          <table:table-cell office:value-type="string" calcext:value-type="string">
            <text:p>共和国　きょうわこく</text:p>
            <text:p>規模　きぼ</text:p>
            <text:p>誇る　ほこる</text:p>
            <text:p>兼任　けんにん</text:p>
            <text:p>方針　ほうしん</text:p>
            <text:p>従い　したがい</text:p>
            <text:p>送り込む　おくりこむ</text:p>
          </table:table-cell>
          <table:table-cell table:number-columns-repeated="1022"/>
        </table:table-row>
        <table:table-row table:style-name="ro1">
          <table:table-cell office:value-type="string" calcext:value-type="string">
            <text:p>SeeDについて</text:p>
          </table:table-cell>
          <table:table-cell table:number-columns-repeated="1023"/>
        </table:table-row>
        <table:table-row table:style-name="ro9">
          <table:table-cell office:value-type="string" calcext:value-type="string">
            <text:p>SeeDとは？</text:p>
            <text:p>バラムガーデンの私設傭兵部隊。</text:p>
            <text:p>G.F.を駆使した特殊な戦闘能力を身につけ、少数精鋭で各地の作戦に参加することを業務とする。</text:p>
          </table:table-cell>
          <table:table-cell office:value-type="string" calcext:value-type="string">
            <text:p>私設　しせつ</text:p>
            <text:p>傭兵　ようへい</text:p>
            <text:p>部隊　ぶたい</text:p>
            <text:p>駆使　くし</text:p>
            <text:p>身につける　みにつける</text:p>
            <text:p>少数　しょうすう</text:p>
            <text:p>精鋭　せいえい</text:p>
            <text:p>作戦　さくせん</text:p>
            <text:p>業務　ぎょうむ</text:p>
          </table:table-cell>
          <table:table-cell table:number-columns-repeated="1022"/>
        </table:table-row>
        <table:table-row table:style-name="ro7">
          <table:table-cell office:value-type="string" calcext:value-type="string">
            <text:p>SeeDの派遣</text:p>
            <text:p>SeeDは各国政府や民間団体</text:p>
            <text:p>時には個人の要請で世界各地に派遣される。</text:p>
            <text:p>任務は戦闘支援や要人警護など。</text:p>
            <text:p>少数精鋭による秘密行動を得意とする。</text:p>
          </table:table-cell>
          <table:table-cell office:value-type="string" calcext:value-type="string">
            <text:p>派遣　はけん</text:p>
            <text:p>政府　せいふ</text:p>
            <text:p>民間　みんかん</text:p>
            <text:p>団体　だんたい</text:p>
            <text:p>要請　ようせい</text:p>
            <text:p>要人　ようじん</text:p>
            <text:p>警護　けいご</text:p>
          </table:table-cell>
          <table:table-cell table:number-columns-repeated="1022"/>
        </table:table-row>
        <table:table-row table:style-name="ro5">
          <table:table-cell office:value-type="string" calcext:value-type="string">
            <text:p>SeeDの資格</text:p>
            <text:p>15歳以上の生徒に試験参加資格が与えられる。</text:p>
            <text:p>筆記試験、実技試験に合格した者がSeeDになることができる。</text:p>
            <text:p>SeeDにはランクに応じてガーデンから給与が支払われる。</text:p>
          </table:table-cell>
          <table:table-cell office:value-type="string" calcext:value-type="string">
            <text:p>実技　じつぎ</text:p>
            <text:p>応ずる　おうずる</text:p>
            <text:p>給与　きょうよ</text:p>
            <text:p>支払　しはらい</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ガーデンからのお知らせ</text:p>
          </table:table-cell>
          <table:table-cell office:value-type="string" calcext:value-type="string">
            <text:p>お知らせ　通知</text:p>
          </table:table-cell>
          <table:table-cell table:number-columns-repeated="1022"/>
        </table:table-row>
        <table:table-row table:style-name="ro6">
          <table:table-cell office:value-type="string" calcext:value-type="string">
            <text:p>年間行事予定</text:p>
            <text:p>春　慰霊祭</text:p>
            <text:p>　入学式</text:p>
            <text:p>　SeeD試験（筆記／実地）</text:p>
            <text:p>夏　ガーデン祭</text:p>
            <text:p>　夏期休暇</text:p>
            <text:p>秋　生徒主催行事・学園祭</text:p>
            <text:p>冬　進路相談</text:p>
          </table:table-cell>
          <table:table-cell office:value-type="string" calcext:value-type="string">
            <text:p>行事　ぎょうじ　仪式，活动</text:p>
            <text:p>慰霊祭　いれいさい</text:p>
            <text:p>夏期　かき</text:p>
            <text:p>休暇　きゅうか</text:p>
            <text:p>主催　しゅさい　主办，举办</text:p>
          </table:table-cell>
          <table:table-cell table:number-columns-repeated="1022"/>
        </table:table-row>
        <table:table-row table:style-name="ro6">
          <table:table-cell office:value-type="string" calcext:value-type="string">
            <text:p>購買部・食堂からのお知らせ</text:p>
            <text:p>数に限りのあるパンや料理をめぐって毎日のように争いがおこっています。</text:p>
            <text:p>十分な量が用意できるように努力していますので食料をめぐる争いは自制してください。</text:p>
            <text:p>当然ですが、屋内での魔法や攻撃系アイテムの使用は禁止されています。</text:p>
          </table:table-cell>
          <table:table-cell office:value-type="string" calcext:value-type="string">
            <text:p>購買部　こうばいぶ</text:p>
            <text:p>限り　かぎり</text:p>
            <text:p>パン　面包</text:p>
            <text:p>めぐる　旋转一周　绕行　循环</text:p>
            <text:p>争い　あらそい</text:p>
            <text:p>おこる</text:p>
            <text:p>自制　じせい</text:p>
            <text:p>屋内　おくない</text:p>
          </table:table-cell>
          <table:table-cell table:number-columns-repeated="1022"/>
        </table:table-row>
        <table:table-row table:style-name="ro5">
          <table:table-cell office:value-type="string" calcext:value-type="string">
            <text:p>風紀委員からのお知らせ</text:p>
            <text:p>風紀委員には従ってもらう。</text:p>
            <text:p>（ねんしょうクラスでもあまやかさない）</text:p>
            <text:p>ガーデンに犬を連れ込むな。</text:p>
            <text:p>珍しい虫を見たら報告。</text:p>
            <text:p>紙屑捨禁止当然。</text:p>
          </table:table-cell>
          <table:table-cell office:value-type="string" calcext:value-type="string">
            <text:p>風紀　ふうき</text:p>
            <text:p>委員　いいん</text:p>
            <text:p>甘やかす　あまやかす　娇生惯养，娇纵</text:p>
            <text:p>連れ　つれ</text:p>
            <text:p>虫　むし</text:p>
          </table:table-cell>
          <table:table-cell table:number-columns-repeated="1022"/>
        </table:table-row>
        <table:table-row table:style-name="ro13">
          <table:table-cell office:value-type="string" calcext:value-type="string">
            <text:p>図書委員からのお知らせ</text:p>
            <text:p>以下の本の返却期限が過ぎています。速やかに返却してください。</text:p>
            <text:p>「昆虫図鑑（カラー版）」　雷神くん</text:p>
            <text:p>「さよならププルン」　雷神くん</text:p>
            <text:p>リクエストがあった以下の本が入荷しました。</text:p>
            <text:p>「食べられる草花」</text:p>
            <text:p>「図説タービンエンジン改訂版」</text:p>
            <text:p>「また会いえたねププルン」</text:p>
            <text:p>「魔女の騎士（シナリオ版）」</text:p>
          </table:table-cell>
          <table:table-cell office:value-type="string" calcext:value-type="string">
            <text:p>返却　へんきゃく</text:p>
            <text:p>期限　きげん</text:p>
            <text:p>昆虫　こんちゅう</text:p>
            <text:p><text:span text:style-name="T3">図鑑　ずかん</text:span></text:p>
            <text:p><text:span text:style-name="T3">カラー　color</text:span></text:p>
            <text:p><text:span text:style-name="T3">版　ばん</text:span></text:p>
            <text:p>雷神　らいじん</text:p>
            <text:p>入荷　にゅうか</text:p>
            <text:p>草花　くさばな</text:p>
            <text:p><text:span text:style-name="T3">タービンエンジン　turbine　engine</text:span></text:p>
            <text:p><text:span text:style-name="T3">改訂　かいてい</text:span></text:p>
            <text:p><text:span text:style-name="T3">シナリオ　scenario</text:spa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ガーデンスクウェア</text:p>
          </table:table-cell>
          <table:table-cell table:style-name="ce6" office:value-type="string" calcext:value-type="string">
            <text:p>スクウェア　square</text:p>
          </table:table-cell>
          <table:table-cell table:number-columns-repeated="1022"/>
        </table:table-row>
        <table:table-row table:style-name="ro15">
          <table:table-cell office:value-type="string" calcext:value-type="string">
            <text:p>みなさんの意見でより良いガーデンに！</text:p>
            <text:p>　意見箱新設しました。</text:p>
            <text:p>　建設的な意見をお待ちしています。</text:p>
            <text:p>一番のりだーーーーっ！</text:p>
            <text:p>トゥリープ様FC会員NO.１</text:p>
            <text:p>建設的意見じゃない！頭悪い？</text:p>
            <text:p>なんだって？名前くらい書け！</text:p>
            <text:p>トゥリープ様FC会員NO.1</text:p>
            <text:p>お前だって名前書いてないだろ！</text:p>
            <text:p>そういうYOUは誰だ？</text:p>
            <text:p>あんたたち、こんなことしか書くことないの？</text:p>
            <text:p>ケンカなら直接やりなさいよ。シュウ</text:p>
            <text:p>う～ん、実名書く恐いじゃない？</text:p>
            <text:p>風紀委員ににらまれたり…[J・I」</text:p>
            <text:p>なんだと？J・I、おまえ誰だ？　「アルマシー」</text:p>
            <text:p>ほら、ね。これじゃ何も書けない。</text:p>
            <text:p>だからイニシャルでOKってことでどうかな？　「J・I」</text:p>
            <text:p>イニシャルでいいんだな。</text:p>
            <text:p>ところであのパンってうまいのか？</text:p>
            <text:p>オレ、一度も食べたことないんだけど。「Z・D」</text:p>
            <text:p>あれはうまいぞ～！</text:p>
            <text:p>と～ってもうまいぞ～！　[M・S」</text:p>
            <text:p>くーーーーーー！！　「Z・D」</text:p>
            <text:p>そういえば、おまえ今日SeeD試験だろ？</text:p>
            <text:p>がんばれよ！　「M・S」</text:p>
            <text:p>Z・Dさん、がんばってね！　「図書館より」</text:p>
          </table:table-cell>
          <table:table-cell office:value-type="string" calcext:value-type="string">
            <text:p>一番　いちばん</text:p>
            <text:p>りだ　努力</text:p>
            <text:p>喧嘩　けんか</text:p>
            <text:p>直接　ちょくせつ</text:p>
            <text:p><text:span text:style-name="T3">実名　じつめい</text:span></text:p>
            <text:p><text:span text:style-name="T3">にらまれたり　被瞪着</text:span></text:p>
            <text:p><text:span text:style-name="T3">イニシャル　initial</text:span></text:p>
            <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学祭実行委員からのお知らせ</text:p>
          </table:table-cell>
          <table:table-cell office:value-type="string" calcext:value-type="string">
            <text:p>実行　じっこう</text:p>
          </table:table-cell>
          <table:table-cell table:number-columns-repeated="1022"/>
        </table:table-row>
        <table:table-row table:style-name="ro14">
          <table:table-cell office:value-type="string" calcext:value-type="string">
            <text:p>ここを見てくれてありがとう。</text:p>
            <text:p>でも、このページは休止中です。</text:p>
            <text:p>それは学園祭実行委員長の僕がガーデンを去るからです。</text:p>
            <text:p>SeeDも目指さず、卒業資格もなんのその。</text:p>
            <text:p>ひたすら学園祭の実現を目指した僕の１０代後半、いわゆる青春時代。</text:p>
            <text:p>結局、学園祭はできなかった。</text:p>
            <text:p>だって、誰も協力してくれないんだもんね。</text:p>
            <text:p>いやいや、１人でもなんとかなると思った僕が甘かったのです。</text:p>
          </table:table-cell>
          <table:table-cell office:value-type="string" calcext:value-type="string">
            <text:p>休止　きゅうし</text:p>
            <text:p>去る　さる</text:p>
            <text:p><text:span text:style-name="T3">目指す　めざす</text:span></text:p>
            <text:p><text:span text:style-name="T3">目指さず　没有目标</text:span></text:p>
            <text:p><text:span text:style-name="T3">ひたすら　一味；一个劲儿；一心一意</text:span></text:p>
            <text:p><text:span text:style-name="T3">１０代後半　こうはん　16～19歳</text:span></text:p>
            <text:p><text:span text:style-name="T3">いわゆる　所谓；世人所说的；通常说的</text:span></text:p>
            <text:p><text:span text:style-name="T3">青春　せいしゅん</text:span></text:p>
            <text:p><text:span text:style-name="T3">結局　けっきょく</text:span></text:p>
            <text:p><text:span text:style-name="T3">協力　きょうりょく</text:span></text:p>
          </table:table-cell>
          <table:table-cell table:number-columns-repeated="1022"/>
        </table:table-row>
        <table:table-row table:style-name="ro12">
          <table:table-cell office:value-type="string" calcext:value-type="string">
            <text:p>この教訓を胸に、新しい生活がんばります。</text:p>
            <text:p>願わくば、誰かが学園祭実行委員を引き継いでくれますように！</text:p>
            <text:p>バイバイ、バラムガーデン！</text:p>
            <text:p>学園祭実行委員長ウェンブリー・ダナー</text:p>
          </table:table-cell>
          <table:table-cell office:value-type="string" calcext:value-type="string">
            <text:p>胸に　むねに</text:p>
            <text:p>願わくば　ねがわくば　但愿，希望</text:p>
            <text:p>引き継ぐ　ひきつぐ</text:p>
          </table:table-cell>
          <table:table-cell table:number-columns-repeated="1022"/>
        </table:table-row>
        <table:table-row table:style-name="ro1" table:number-rows-repeated="2">
          <table:table-cell table:number-columns-repeated="1024"/>
        </table:table-row>
        <table:table-row table:style-name="ro3">
          <table:table-cell office:value-type="string" calcext:value-type="string">
            <text:p>（……ふう）</text:p>
            <text:p>（もうやめよう）</text:p>
            <text:p>（……もう1回だ）</text:p>
          </table:table-cell>
          <table:table-cell table:number-columns-repeated="1023"/>
        </table:table-row>
        <table:table-row table:style-name="ro1" table:number-rows-repeated="2">
          <table:table-cell table:number-columns-repeated="1024"/>
        </table:table-row>
        <table:table-row table:style-name="ro16">
          <table:table-cell office:value-type="string" calcext:value-type="string">
            <text:p>キスティス</text:p>
            <text:p>「あなた、まだ、【炎の洞窟】に行ってないわね」</text:p>
            <text:p>「あの課題をクリアないと今日のSeeD試験には参加できないわよ」</text:p>
            <text:p>スコール</text:p>
            <text:p>（……今朝行こうと思ったんだ。でも、サイファーが……）</text:p>
            <text:p>キスティス</text:p>
            <text:p>「ん？なにか正当な理由があるの？」</text:p>
            <text:p>スコール</text:p>
            <text:p>「……べつに」</text:p>
            <text:p>キスティス</text:p>
            <text:p>「それじゃあ、これからいっしょに行くわよ」</text:p>
            <text:p>「自信がなかったら【学習用パネル】で復習してからでもOKよ」</text:p>
            <text:p>「私は【正門】で待ってるから準備が出来たら来なさい」</text:p>
            <text:p>「【学習用パネル】は、【自分の席】で見られるはずよ」</text:p>
          </table:table-cell>
          <table:table-cell office:value-type="string" calcext:value-type="string">
            <text:p>炎　ほのお</text:p>
            <text:p>洞窟　どうくつ</text:p>
            <text:p>課題　かだい</text:p>
            <text:p>出来　しゅったい　完成，成功</text:p>
            <text:p>はず　应该，理应，按理说</text:p>
          </table:table-cell>
          <table:table-cell table:number-columns-repeated="1022"/>
        </table:table-row>
        <table:table-row table:style-name="ro12">
          <table:table-cell office:value-type="string" calcext:value-type="string">
            <text:p>「う、うらやましぃ～。</text:p>
            <text:p>私もその課題、うけたいわ……」</text:p>
            <text:p>「トゥリープ様におケガがあったら『トゥリープF・C』が許さないわよ」</text:p>
            <text:p>「トゥリープ先生と２人きり……」</text:p>
          </table:table-cell>
          <table:table-cell office:value-type="string" calcext:value-type="string">
            <text:p>うけたい　想要</text:p>
            <text:p>許す　ゆるす</text:p>
            <text:p>きり　仅　只</text:p>
          </table:table-cell>
          <table:table-cell table:number-columns-repeated="1022"/>
        </table:table-row>
        <table:table-row table:style-name="ro12">
          <table:table-cell office:value-type="string" calcext:value-type="string">
            <text:p>『【学生食堂より】</text:p>
            <text:p>パンを買うときはマナーを守って並ぶこと。また、パンを巡るトラブルのないように。』</text:p>
          </table:table-cell>
          <table:table-cell table:style-name="ce6" office:value-type="string" calcext:value-type="string">
            <text:p>マナー　manner</text:p>
            <text:p>守る　まもる</text:p>
            <text:p>並ぶ　ならぶ</text:p>
            <text:p>巡る　めぐる</text:p>
            <text:p>トラブル　trouble</text:p>
          </table:table-cell>
          <table:table-cell table:number-columns-repeated="1022"/>
        </table:table-row>
        <table:table-row table:style-name="ro17">
          <table:table-cell office:value-type="string" calcext:value-type="string">
            <text:p>「ち・こ・く～～～！」</text:p>
            <text:p>「キャッ」</text:p>
            <text:p>スコール</text:p>
            <text:p>「大丈夫か？」</text:p>
            <text:p>「しょっと」</text:p>
            <text:p>「テヘッ、大丈夫だよ」</text:p>
            <text:p>「ごめんねぇ～急いでたから」</text:p>
            <text:p>「あっ！ねぇ、ねぇ、もしかしてそこのクラスの人？」</text:p>
            <text:p>「も、もしかしてホームルーム終わっちゃった？」</text:p>
            <text:p>「ガーン、しょっく～」</text:p>
            <text:p>「うぅ～、だって、ここって前にいたガーデンより広いんだもん」</text:p>
            <text:p>「あっ、ねぇ、ねぇ」</text:p>
            <text:p>「私、さっき転校してきたばっかりなの。よかったら、ここのガーデン案内して」</text:p>
          </table:table-cell>
          <table:table-cell office:value-type="string" calcext:value-type="string">
            <text:p>遅刻　ちこく</text:p>
            <text:p>キャッ　啊</text:p>
            <text:p><text:span text:style-name="T3">しょっと</text:span></text:p>
            <text:p><text:span text:style-name="T3">テヘッ　テヘペロ　吐舌一笑</text:span></text:p>
            <text:p><text:span text:style-name="T3">ホームルーム　班级生活会,班会</text:span></text:p>
            <text:p><text:span text:style-name="T3">ガーン、しょっく～</text:span></text:p>
            <text:p><text:span text:style-name="T3">転校　てんこう</text:span></text:p>
          </table:table-cell>
          <table:table-cell table:number-columns-repeated="1022"/>
        </table:table-row>
        <table:table-row table:style-name="ro18">
          <table:table-cell office:value-type="string" calcext:value-type="string">
            <text:p>「そんなヒマはない」</text:p>
            <text:p>「う～ん、じゃあ</text:p>
            <text:p>しょうがないね」</text:p>
            <text:p>「じゃあねぇ～」</text:p>
            <text:p/>
            <text:p>「ああ、わかった」</text:p>
            <text:p>「やったぁ～～</text:p>
            <text:p>じゃ、いこ、いこ！」</text:p>
            <text:p>「とりあえず、この先のエレベーターで1Fロビーに行って、中央にある【行き先板】で案内しよう」</text:p>
          </table:table-cell>
          <table:table-cell table:style-name="ce6" office:value-type="string" calcext:value-type="string">
            <text:p>中央　ちゅうおう</text:p>
          </table:table-cell>
          <table:table-cell table:number-columns-repeated="1022"/>
        </table:table-row>
        <table:table-row table:style-name="ro7">
          <table:table-cell table:style-name="ce6" office:value-type="string" calcext:value-type="string">
            <text:p><text:span text:style-name="T4">「あっ、スコール</text:span></text:p>
            <text:p><text:span text:style-name="T4">実技１単位、残ってたんだって」</text:span></text:p>
            <text:p><text:span text:style-name="T4">「【炎の洞窟】だろ？</text:span></text:p>
            <text:p><text:span text:style-name="T4">あっそこ暑いんだよなぁ」</text:span></text:p>
            <text:p><text:span text:style-name="T4">「ま、がんばって</text:span></text:p>
            <text:p><text:span text:style-name="T4">G.F.手に入れてこいよ」</text:span></text:p>
            <text:p><text:span text:style-name="T4">「トゥリープ先生ならもう正門の方へ向かったよ」</text:span></text:p>
          </table:table-cell>
          <table:table-cell table:style-name="ce6" office:value-type="string" calcext:value-type="string">
            <text:p>実技１単位、残ってたんだって</text:p>
            <text:p>向かう　むかう</text:p>
          </table:table-cell>
          <table:table-cell table:number-columns-repeated="1022"/>
        </table:table-row>
        <table:table-row table:style-name="ro19">
          <table:table-cell table:style-name="ce6" office:value-type="string" calcext:value-type="string">
            <text:p><text:span text:style-name="T4">「今日は、SeeD最終試験。</text:span></text:p>
            <text:p><text:span text:style-name="T4">これに合格すれば俺も晴れてSeeDの仲間入りよ」</text:span></text:p>
            <text:p><text:span text:style-name="T4">「ねぇ～</text:span></text:p>
            <text:p><text:span text:style-name="T4">これで何度目だっけ？」</text:span></text:p>
            <text:p><text:span text:style-name="T4">「さ、３度目だよ……」</text:span></text:p>
            <text:p><text:span text:style-name="T4">「３度目の正直ってやつね」</text:span></text:p>
            <text:p><text:span text:style-name="T4">「そういうおまえはどうなんだよ」</text:span></text:p>
            <text:p><text:span text:style-name="T4">「アタシ？</text:span></text:p>
            <text:p><text:span text:style-name="T4">アタシは順調にいけば来期にテストよ」</text:span></text:p>
            <text:p><text:span text:style-name="T4">「１回目のねぇ。アタシの目標はキスティス・トゥリープ先生」</text:span></text:p>
            <text:p><text:span text:style-name="T4">「１５でSeeDになって</text:span></text:p>
            <text:p><text:span text:style-name="T4">１７で教官の資格を手に入れたなんてスゴイよね」</text:span></text:p>
            <text:p><text:span text:style-name="T4">「断然あこがれちゃう」</text:span></text:p>
            <text:p><text:span text:style-name="T4">「うむ</text:span></text:p>
            <text:p><text:span text:style-name="T4">確かに」</text:span></text:p>
            <text:p><text:span text:style-name="T4">「チョットぉ</text:span></text:p>
            <text:p><text:span text:style-name="T4">アンタ他の事であこがれてんじゃないでしょうね？」</text:span></text:p>
            <text:p><text:span text:style-name="T4">「な、何言ってんだよ</text:span></text:p>
            <text:p><text:span text:style-name="T4">ち、違うよ、そんなんじゃないって」</text:span></text:p>
            <text:p><text:span text:style-name="T4">「あ～やし～」</text:span></text:p>
            <text:p><text:span text:style-name="T4">「ケガしないようにがんばってね」</text:span></text:p>
            <text:p><text:span text:style-name="T4">「ま、何はともあれ</text:span></text:p>
            <text:p><text:span text:style-name="T4">今日の試験は決めてやるぜ！」</text:span></text:p>
          </table:table-cell>
          <table:table-cell table:style-name="ce6" office:value-type="string" calcext:value-type="string">
            <text:p><text:span text:style-name="T4">最終　さいしゅう</text:span></text:p>
            <text:p><text:span text:style-name="T4">晴れる　はれる　公开地，正式地，名正言顺地</text:span></text:p>
            <text:p><text:span text:style-name="T4">何度目　なんどめ</text:span></text:p>
            <text:p><text:span text:style-name="T4">正直　しょうじき</text:span></text:p>
            <text:p><text:span text:style-name="T4">アタシ　あたし</text:span></text:p>
            <text:p><text:span text:style-name="T4">順調　じゅんちょう</text:span></text:p>
            <text:p><text:span text:style-name="T4">断然　だんぜん　断然，坚决　绝对，程度差别明显</text:span></text:p>
            <text:p><text:span text:style-name="T4">断然あこがれちゃう</text:span></text:p>
            <text:p><text:span text:style-name="T4">チョット　ちょっと</text:span></text:p>
            <text:p><text:span text:style-name="T4">他の事　たのこと　别的事</text:span></text:p>
            <text:p><text:span text:style-name="T4">あ～やし～</text:span></text:p>
          </table:table-cell>
          <table:table-cell table:number-columns-repeated="1022"/>
        </table:table-row>
        <table:table-row table:style-name="ro20">
          <table:table-cell office:value-type="string" calcext:value-type="string">
            <text:p>「どうも、あっ、そうだ</text:p>
            <text:p>よかったら、どうですこれ」</text:p>
            <text:p>「弟がくれたカードなんですが</text:p>
            <text:p>どうにも、僕は興味がなくて……</text:p>
            <text:p>もし、よろしかったら、どうぞ」</text:p>
            <text:p>「えっ？</text:p>
            <text:p>カードの遊び方ですか？」</text:p>
            <text:p>「う～ん、私に聞くよりもメニューを開いて、チュートリアルのカード説明を見た方がよくわかると思いますよ」</text:p>
            <text:p>「それと、人とカードで遊びたい場合はsquareで話し掛けると『カードで遊ぼう』って意味になるそうです」</text:p>
            <text:p>「あっ、ちなみに私はカードができませんので</text:p>
            <text:p>あしからず」</text:p>
            <text:p>『カード』を7枚手にいれた！</text:p>
            <text:p>「どうも。</text:p>
            <text:p>そういえば、アナタ</text:p>
            <text:p>SeeD試験、今日でしたよね？」</text:p>
            <text:p>試験当日まで課題のG.F.を手に入れないなんて……」</text:p>
            <text:p>「余裕ってやつですか？」</text:p>
            <text:p>そうだ</text:p>
            <text:p>「さ、さすが……（自信家ですね……）」</text:p>
            <text:p>忘れてた……</text:p>
            <text:p>「さ、さすが……（大物ですね……）」</text:p>
          </table:table-cell>
          <table:table-cell office:value-type="string" calcext:value-type="string">
            <text:p>どうにも　无论如何也</text:p>
            <text:p>開いて　あいて</text:p>
            <text:p><text:span text:style-name="T3">それと　还有</text:span></text:p>
            <text:p><text:span text:style-name="T3">話し掛ける　跟人说话，搭话</text:span></text:p>
            <text:p>あしからず　不要见怪，原谅</text:p>
            <text:p>手に入れる　得到，获得</text:p>
            <text:p>当日　とうじつ</text:p>
            <text:p>余裕って　よゆう　游刃有余</text:p>
            <text:p>自信家　じしんか</text:p>
            <text:p>大物　おおもの</text:p>
          </table:table-cell>
          <table:table-cell table:number-columns-repeated="1022"/>
        </table:table-row>
        <table:table-row table:style-name="ro21">
          <table:table-cell office:value-type="string" calcext:value-type="string">
            <text:p>会員No.１０９</text:p>
            <text:p>「あんまり</text:p>
            <text:p>トゥリープ先生の手をやかすんじゃねぇぞ」</text:p>
          </table:table-cell>
          <table:table-cell office:value-type="string" calcext:value-type="string">
            <text:p>手をやかすんじゃねぇぞ</text:p>
          </table:table-cell>
          <table:table-cell table:number-columns-repeated="1022"/>
        </table:table-row>
        <table:table-row table:style-name="ro1">
          <table:table-cell table:number-columns-repeated="1024"/>
        </table:table-row>
        <table:table-row table:style-name="ro22">
          <table:table-cell office:value-type="string" calcext:value-type="string">
            <text:p>スコール</text:p>
            <text:p>「あそこが行き先板だ」</text:p>
            <text:p>「ここが、1Fロビーの行き先板だ」</text:p>
            <text:p>「ここバラムガーデンは広い。</text:p>
            <text:p>行き先を確認して</text:p>
            <text:p>ここで決めるといい」</text:p>
            <text:p>「はい、質問！！」</text:p>
            <text:p>「どう使うの～？」</text:p>
            <text:p>「選び方は、指カーソルを動かしてcircleで決定だ」</text:p>
            <text:p>「次は、各施設の簡単な説明をしておこう」</text:p>
            <text:p>「は～い、先生」</text:p>
            <text:p>「このガーデンの北には学生寮がある」</text:p>
            <text:p>「ほとんどの生徒は寮で生活をしている」</text:p>
            <text:p>「外から通ってるやつはごくわずかだ」</text:p>
            <text:p>「あっ、あたしも寮、借りたよ～」</text:p>
            <text:p>「疲れを取ったり</text:p>
            <text:p>着替えたりできる」</text:p>
            <text:p>「北ブロックの西にあるのが学生食堂だ」</text:p>
            <text:p>「ここの売店のパンは競争が激しい。</text:p>
            <text:p>確実に手に入れるには並ぶしかないな」</text:p>
            <text:p>「は～い」</text:p>
            <text:p>「北ブロック東は駐車場だ」</text:p>
            <text:p>「なにか、ミッションがある時はここから、ガーデンの車に乗って行くことが多い」</text:p>
            <text:p>「南には正門しかない……」</text:p>
            <text:p>（そういえば、正門前でキスティス・トゥリープ先生と待ち合わせだったな）</text:p>
            <text:p>「ん？どうしたの？」</text:p>
            <text:p>「べつに……」</text:p>
          </table:table-cell>
          <table:table-cell office:value-type="string" calcext:value-type="string">
            <text:p>動かす　うごかす</text:p>
            <text:p>北　きた</text:p>
            <text:p>通う　かよう</text:p>
            <text:p><text:span text:style-name="T3">ごくわずかだ　微乎其微</text:span></text:p>
            <text:p><text:span text:style-name="T3">借りる　かりる</text:span></text:p>
            <text:p><text:span text:style-name="T3">取る</text:span></text:p>
            <text:p><text:span text:style-name="T3">着替え　换衣服，替换的衣服</text:span></text:p>
            <text:p><text:span text:style-name="T3">西　にし</text:span></text:p>
            <text:p><text:span text:style-name="T3">競争　きょうそう</text:span></text:p>
            <text:p><text:span text:style-name="T3">激しい　はげしい</text:span></text:p>
            <text:p><text:span text:style-name="T3">東　ひがし</text:span></text:p>
            <text:p><text:span text:style-name="T3">駐車場　ちゅうしゃじょう</text:span></text:p>
            <text:p><text:span text:style-name="T3">待ち合わせ　等候，约会，碰头</text:span></text:p>
          </table:table-cell>
          <table:table-cell table:number-columns-repeated="1022"/>
        </table:table-row>
        <table:table-row table:style-name="ro23">
          <table:table-cell table:style-name="ce6" office:value-type="string" calcext:value-type="string">
            <text:p><text:span text:style-name="T4">「次は西ブロック。</text:span></text:p>
            <text:p><text:span text:style-name="T4">ここには、校庭がある」</text:span></text:p>
            <text:p><text:span text:style-name="T4">「今は、確か何かのイベントを……」</text:span></text:p>
            <text:p><text:span text:style-name="T4">「はい、はい、は～～い</text:span></text:p>
            <text:p><text:span text:style-name="T4">知ってる、知ってる～」</text:span></text:p>
            <text:p><text:span text:style-name="T4">「学園祭だよ</text:span></text:p>
            <text:p><text:span text:style-name="T4">わたし実行委員になるつもり～」</text:span></text:p>
            <text:p><text:span text:style-name="T4">「よかったら、</text:span></text:p>
            <text:p><text:span text:style-name="T4">一緒にやろうよ」</text:span></text:p>
            <text:p><text:span text:style-name="T4">「話を続けるぞ」</text:span></text:p>
            <text:p><text:span text:style-name="T4">「西ブロック南は保健室になっている」</text:span></text:p>
            <text:p><text:span text:style-name="T4">「怪我をした場合、お世話になるが</text:span></text:p>
            <text:p><text:span text:style-name="T4">怪我をしてなくても</text:span></text:p>
            <text:p><text:span text:style-name="T4">足を運ぶ生徒も結構いるみたいだ」</text:span></text:p>
            <text:p><text:span text:style-name="T4">「保健の先生は、なんていう先生？」</text:span></text:p>
            <text:p><text:span text:style-name="T4">「カドワキ先生だ」</text:span></text:p>
            <text:p><text:span text:style-name="T4">「後は東ブロックだな」</text:span></text:p>
            <text:p><text:span text:style-name="T4">「ここは訓練施設になっている。</text:span></text:p>
            <text:p><text:span text:style-name="T4">唯一、夜間でも使用できる施設だ」</text:span></text:p>
            <text:p><text:span text:style-name="T4">「訓練といっても、中には本物のモンスターが放してあるから」</text:span></text:p>
          </table:table-cell>
          <table:table-cell office:value-type="string" calcext:value-type="string">
            <text:p>怪我　けが　伤，受伤　过错，过失</text:p>
            <text:p>足を運ぶ　前去访问</text:p>
            <text:p>唯一　ゆいいつ</text:p>
            <text:p>本物　真东西，真货，真的　正式，正规，专门</text:p>
            <text:p>放す　はなす</text:p>
          </table:table-cell>
          <table:table-cell table:number-columns-repeated="1022"/>
        </table:table-row>
        <table:table-row table:style-name="ro1" table:number-rows-repeated="10483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D Digi Kyokasho NK-R" svg:font-family="'UD Digi Kyokasho NK-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7m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Arial1"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3">0000/00/00</text:date>, <text:time style:data-style-name="N2" text:time-value="01:37:11.0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1:29:44.917000000</meta:creation-date>
    <dc:date>2017-12-27T23:12:56.331000000</dc:date>
    <meta:editing-duration>P1DT1H3M50S</meta:editing-duration>
    <meta:editing-cycles>912</meta:editing-cycles>
    <meta:generator>LibreOffice/6.1.3.2$Windows_X86_64 LibreOffice_project/86daf60bf00efa86ad547e59e09d6bb77c699acb</meta:generator>
    <meta:document-statistic meta:table-count="1" meta:cell-count="401" meta:object-count="0"/>
  </office:meta>
</office:document-meta>
</file>